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467cm" fo:min-width="3.335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604cm" fo:min-width="3.248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36cm" fo:min-width="3.335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1cm" fo:min-width="3.248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906cm" fo:min-width="3.335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1cm" fo:min-width="3.248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98cm" fo:min-width="3.335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289cm" fo:min-width="3.33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3.248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738cm" fo:min-width="3.33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99cm" fo:min-width="3.248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648cm" fo:min-width="3.335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92cm" fo:min-width="3.248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5cm" fo:min-width="3.335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7cm" fo:min-width="3.24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065cm" fo:min-width="3.335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056cm" fo:min-width="3.335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cm" fo:min-width="3.248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96cm" fo:min-width="3.335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4.522cm" fo:min-width="3.335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29cm" fo:min-width="3.248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89cm" fo:min-width="3.335cm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45cm" fo:min-width="3.335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78cm" fo:min-width="3.248cm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76cm" fo:min-width="3.335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19cm" fo:min-width="3.248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29cm" fo:min-width="3.335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22cm" fo:min-width="3.248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72cm" fo:min-width="3.335cm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31cm" fo:min-width="3.248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09cm" fo:min-width="3.3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2.1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1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9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21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7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9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1.7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0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1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.7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.7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.727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4.933cm" fo:min-width="3.3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8cm"/>
    </style:style>
    <style:style style:name="gr6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289cm" fo:min-width="3.3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073cm"/>
    </style:style>
    <style:style style:name="gr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755cm" fo:min-width="3.3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546cm"/>
    </style:style>
    <style:style style:name="gr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289cm" fo:min-width="3.335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7cm" fo:min-width="3.335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23cm" fo:min-width="3.248cm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78cm" fo:min-width="3.33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10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93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31cm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412cm" fo:min-width="3.248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645cm" fo:min-width="3.335cm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88cm" fo:min-width="3.248cm"/>
    </style:style>
    <style:style style:name="gr7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052cm" fo:min-width="3.335cm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39cm" fo:min-width="3.248cm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48cm" fo:min-width="3.335cm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22cm" fo:min-width="3.248cm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72cm" fo:min-width="3.335cm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39cm" fo:min-width="3.248cm"/>
    </style:style>
    <style:style style:name="gr8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48cm" fo:min-width="3.335cm"/>
    </style:style>
    <style:style style:name="P1" style:family="paragraph">
      <style:paragraph-properties fo:margin-left="0cm" fo:margin-right="0.2cm" fo:text-indent="0cm"/>
    </style:style>
    <style:style style:name="P2" style:family="paragraph">
      <style:paragraph-properties fo:margin-left="0cm" fo:margin-right="0.2cm" fo:text-indent="0cm"/>
      <style:text-properties fo:font-family="'Bitstream Vera Sans'" style:font-pitch="variable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.2cm" fo:margin-right="0cm" fo:text-indent="0cm"/>
    </style:style>
    <style:style style:name="P5" style:family="paragraph">
      <style:paragraph-properties fo:margin-left="0.2cm" fo:margin-right="0cm" fo:text-indent="0cm"/>
      <style:text-properties fo:font-family="'Bitstream Vera Sans'" style:font-pitch="variable" fo:font-size="10pt"/>
    </style:style>
    <style:style style:name="P6" style:family="paragraph">
      <style:paragraph-properties fo:margin-left="0cm" fo:margin-right="0.2cm" fo:text-align="start" fo:text-indent="0cm"/>
    </style:style>
    <style:style style:name="P7" style:family="paragraph">
      <style:paragraph-properties fo:margin-left="0cm" fo:margin-right="0.2cm" fo:text-align="start" fo:text-indent="0cm"/>
      <style:text-properties fo:font-family="'Bitstream Vera Sans'" style:font-pitch="variable" fo:font-size="1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family="'Bitstream Vera Sans'" style:font-pitch="variable" fo:font-size="9pt"/>
    </style:style>
    <style:style style:name="P10" style:family="paragraph">
      <style:paragraph-properties fo:margin-left="0cm" fo:margin-right="0cm" fo:text-indent="0cm"/>
      <style:text-properties fo:font-family="'Bitstream Vera Sans'" style:font-pitch="variable" fo:font-size="9pt"/>
    </style:style>
    <style:style style:name="P11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family="'Bitstream Vera Sans'" style:font-pitch="variable" fo:font-size="10pt"/>
    </style:style>
    <style:style style:name="T2" style:family="text">
      <style:text-properties fo:font-family="'Bitstream Vera Sans'" style:font-pitch="variable" fo:font-size="10pt" style:text-underline-style="solid" style:text-underline-width="auto" style:text-underline-color="font-color"/>
    </style:style>
    <style:style style:name="T3" style:family="text">
      <style:text-properties fo:font-family="'Bitstream Vera Sans'" style:font-pitch="variable" fo:font-size="9pt"/>
    </style:style>
    <style:style style:name="T4" style:family="text">
      <style:text-properties fo:font-size="9pt"/>
    </style:style>
    <style:style style:name="T5" style:family="text">
      <style:text-properties fo:font-family="'Bitstream Vera Sans'" style:font-pitch="variable" fo:font-size="10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id="id32">
          <draw:frame draw:style-name="gr1" draw:text-style-name="P2" draw:layer="layout" svg:width="3.327cm" svg:height="0.412cm" svg:x="19.184cm" svg:y="30.921cm">
            <draw:text-box>
              <text:p text:style-name="P1"><text:span text:style-name="T1">Machine</text:span></text:p>
            </draw:text-box>
          </draw:frame>
          <draw:rect draw:style-name="gr2" draw:text-style-name="P3" draw:layer="layout" svg:width="3.36cm" svg:height="3.245cm" svg:x="19.178cm" svg:y="30.816cm">
            <text:p text:style-name="P8"/>
          </draw:rect>
          <draw:line draw:style-name="gr3" draw:text-style-name="P3" draw:layer="layout" svg:x1="19.177cm" svg:y1="31.377cm" svg:x2="22.538cm" svg:y2="31.377cm">
            <text:p text:style-name="P8"/>
          </draw:line>
          <draw:frame draw:style-name="gr4" draw:text-style-name="P5" draw:layer="layout" svg:width="3.335cm" svg:height="2.467cm" svg:x="19.176cm" svg:y="31.483cm">
            <draw:text-box>
              <text:p text:style-name="P4"><text:span text:style-name="T2">id</text:span></text:p>
              <text:p text:style-name="P4"><text:span text:style-name="T1">Name</text:span></text:p>
              <text:p text:style-name="P4"><text:span text:style-name="T1">LastId</text:span></text:p>
              <text:p text:style-name="P4"><text:span text:style-name="T1">LastBootId</text:span></text:p>
              <text:p text:style-name="P4"><text:span text:style-name="T1">LastCustomId</text:span></text:p>
              <text:p text:style-name="P4"><text:span text:style-name="T1">LastNmapId</text:span></text:p>
            </draw:text-box>
          </draw:frame>
        </draw:g>
        <draw:g draw:id="id33">
          <draw:frame draw:style-name="gr5" draw:text-style-name="P2" draw:layer="layout" svg:width="3.385cm" svg:height="0.604cm" svg:x="19.297cm" svg:y="16.38cm">
            <draw:text-box>
              <text:p text:style-name="P1"><text:span text:style-name="T1">Inventory</text:span></text:p>
            </draw:text-box>
          </draw:frame>
          <draw:rect draw:style-name="gr2" draw:text-style-name="P3" draw:layer="layout" svg:width="3.418cm" svg:height="2.57cm" svg:x="19.178cm" svg:y="16.226cm">
            <text:p text:style-name="P8"/>
          </draw:rect>
          <draw:line draw:style-name="gr3" draw:text-style-name="P3" draw:layer="layout" svg:x1="19.177cm" svg:y1="17.048cm" svg:x2="22.596cm" svg:y2="17.048cm">
            <text:p text:style-name="P8"/>
          </draw:line>
          <draw:frame draw:style-name="gr6" draw:text-style-name="P5" draw:layer="layout" svg:width="3.393cm" svg:height="2.056cm" svg:x="19.176cm" svg:y="17.103cm">
            <draw:text-box>
              <text:p text:style-name="P4"><text:span text:style-name="T2">id</text:span></text:p>
              <text:p text:style-name="P4"><text:span text:style-name="T1">Date</text:span></text:p>
              <text:p text:style-name="P4"><text:span text:style-name="T1">Time</text:span></text:p>
              <text:p text:style-name="P4"><text:span text:style-name="T1">Last</text:span></text:p>
              <text:p text:style-name="P4"><text:span text:style-name="T1"/></text:p>
            </draw:text-box>
          </draw:frame>
        </draw:g>
        <draw:g>
          <draw:frame draw:style-name="gr7" draw:text-style-name="P2" draw:layer="layout" svg:width="4.127cm" svg:height="0.481cm" svg:x="36.536cm" svg:y="15.503cm">
            <draw:text-box>
              <text:p text:style-name="P1"><text:span text:style-name="T1">Bios</text:span></text:p>
            </draw:text-box>
          </draw:frame>
          <draw:rect draw:style-name="gr2" draw:text-style-name="P3" draw:layer="layout" svg:width="4.168cm" svg:height="6.632cm" svg:x="36.528cm" svg:y="15.381cm">
            <text:p text:style-name="P8"/>
          </draw:rect>
          <draw:line draw:style-name="gr3" draw:text-style-name="P3" draw:layer="layout" svg:x1="36.527cm" svg:y1="16.035cm" svg:x2="40.696cm" svg:y2="16.035cm">
            <text:p text:style-name="P8"/>
          </draw:line>
          <draw:frame draw:style-name="gr8" draw:text-style-name="P5" draw:layer="layout" svg:width="4.137cm" svg:height="5.755cm" svg:x="36.526cm" svg:y="16.16cm">
            <draw:text-box>
              <text:p text:style-name="P4"><text:span text:style-name="T2">id</text:span></text:p>
              <text:p text:style-name="P4"><text:span text:style-name="T1">Serial</text:span></text:p>
              <text:p text:style-name="P4"><text:span text:style-name="T1">Chipset</text:span></text:p>
              <text:p text:style-name="P4"><text:span text:style-name="T1">BiosVersion</text:span></text:p>
              <text:p text:style-name="P4"><text:span text:style-name="T1">ChipSerial</text:span></text:p>
              <text:p text:style-name="P4"><text:span text:style-name="T1">ChipVendor</text:span></text:p>
              <text:p text:style-name="P4"><text:span text:style-name="T1">BiosVendor</text:span></text:p>
              <text:p text:style-name="P4"><text:span text:style-name="T1">TypeMachine</text:span></text:p>
              <text:p text:style-name="P4"><text:span text:style-name="T1">SmbManufacturer</text:span></text:p>
              <text:p text:style-name="P4"><text:span text:style-name="T1">SmbProduct</text:span></text:p>
              <text:p text:style-name="P4"><text:span text:style-name="T1">SmbVersion</text:span></text:p>
              <text:p text:style-name="P4"><text:span text:style-name="T1">SmbSerial</text:span></text:p>
              <text:p text:style-name="P4"><text:span text:style-name="T1">SmbUUID</text:span></text:p>
              <text:p text:style-name="P4"><text:span text:style-name="T1">SmbType</text:span></text:p>
            </draw:text-box>
          </draw:frame>
        </draw:g>
        <draw:g draw:id="id10">
          <draw:frame draw:style-name="gr9" draw:text-style-name="P7" draw:layer="layout" svg:width="3.327cm" svg:height="0.551cm" svg:x="36.562cm" svg:y="11.917cm">
            <draw:text-box>
              <text:p text:style-name="P6"><text:span text:style-name="T1">Controller</text:span></text:p>
            </draw:text-box>
          </draw:frame>
          <draw:rect draw:style-name="gr2" draw:text-style-name="P3" draw:layer="layout" svg:width="3.36cm" svg:height="3.293cm" svg:x="36.556cm" svg:y="11.777cm">
            <text:p text:style-name="P8"/>
          </draw:rect>
          <draw:line draw:style-name="gr3" draw:text-style-name="P3" draw:layer="layout" svg:x1="36.555cm" svg:y1="12.526cm" svg:x2="39.916cm" svg:y2="12.526cm">
            <text:p text:style-name="P8"/>
          </draw:line>
          <draw:frame draw:style-name="gr10" draw:text-style-name="P5" draw:layer="layout" svg:width="3.335cm" svg:height="2.198cm" svg:x="36.554cm" svg:y="12.668cm">
            <draw:text-box>
              <text:p text:style-name="P4"><text:span text:style-name="T2">id</text:span></text:p>
              <text:p text:style-name="P4"><text:span text:style-name="T1">Vendor</text:span></text:p>
              <text:p text:style-name="P4"><text:span text:style-name="T1">ExpandedType</text:span></text:p>
              <text:p text:style-name="P4"><text:span text:style-name="T1">HardwareVersion</text:span></text:p>
              <text:p text:style-name="P4"><text:span text:style-name="T1">StandardType</text:span></text:p>
            </draw:text-box>
          </draw:frame>
        </draw:g>
        <draw:g draw:id="id31">
          <draw:frame draw:style-name="gr11" draw:text-style-name="P2" draw:layer="layout" svg:width="3.327cm" svg:height="0.412cm" svg:x="36.562cm" svg:y="34.704cm">
            <draw:text-box>
              <text:p text:style-name="P1"><text:span text:style-name="T1">Drive</text:span></text:p>
            </draw:text-box>
          </draw:frame>
          <draw:rect draw:style-name="gr2" draw:text-style-name="P3" draw:layer="layout" svg:width="3.36cm" svg:height="4.052cm" svg:x="36.556cm" svg:y="34.599cm">
            <text:p text:style-name="P8"/>
          </draw:rect>
          <draw:line draw:style-name="gr3" draw:text-style-name="P3" draw:layer="layout" svg:x1="36.555cm" svg:y1="35.16cm" svg:x2="39.916cm" svg:y2="35.16cm">
            <text:p text:style-name="P8"/>
          </draw:line>
          <draw:frame draw:style-name="gr12" draw:text-style-name="P5" draw:layer="layout" svg:width="3.335cm" svg:height="3.289cm" svg:x="36.554cm" svg:y="35.266cm">
            <draw:text-box>
              <text:p text:style-name="P4"><text:span text:style-name="T2">id</text:span></text:p>
              <text:p text:style-name="P4"><text:span text:style-name="T1">DriverLetter</text:span></text:p>
              <text:p text:style-name="P4"><text:span text:style-name="T1">DriveType</text:span></text:p>
              <text:p text:style-name="P4"><text:span text:style-name="T1">TotalSpace</text:span></text:p>
              <text:p text:style-name="P4"><text:span text:style-name="T1">FreeSpace</text:span></text:p>
              <text:p text:style-name="P4"><text:span text:style-name="T1">VolumeName</text:span></text:p>
              <text:p text:style-name="P4"><text:span text:style-name="T1">FileSystem</text:span></text:p>
              <text:p text:style-name="P4"><text:span text:style-name="T1">FileCount</text:span></text:p>
            </draw:text-box>
          </draw:frame>
        </draw:g>
        <draw:g draw:id="id4">
          <draw:frame draw:style-name="gr13" draw:text-style-name="P2" draw:layer="layout" svg:width="3.327cm" svg:height="0.457cm" svg:x="2.327cm" svg:y="12.213cm">
            <draw:text-box>
              <text:p text:style-name="P1"><text:span text:style-name="T1">Hardware</text:span></text:p>
            </draw:text-box>
          </draw:frame>
          <draw:rect draw:style-name="gr2" draw:text-style-name="P3" draw:layer="layout" svg:width="4.047cm" svg:height="8.209cm" svg:x="2.321cm" svg:y="12.097cm">
            <text:p text:style-name="P8"/>
          </draw:rect>
          <draw:line draw:style-name="gr3" draw:text-style-name="P3" draw:layer="layout" svg:x1="2.32cm" svg:y1="12.718cm" svg:x2="6.342cm" svg:y2="12.718cm">
            <text:p text:style-name="P8"/>
          </draw:line>
          <draw:frame draw:style-name="gr14" draw:text-style-name="P5" draw:layer="layout" svg:width="3.811cm" svg:height="7.738cm" svg:x="2.319cm" svg:y="12.836cm">
            <draw:text-box>
              <text:p text:style-name="P4"><text:span text:style-name="T2">id</text:span></text:p>
              <text:p text:style-name="P4"><text:span text:style-name="T1">OperatingSystem</text:span></text:p>
              <text:p text:style-name="P4"><text:span text:style-name="T1">Version</text:span></text:p>
              <text:p text:style-name="P4"><text:span text:style-name="T1">Build</text:span></text:p>
              <text:p text:style-name="P4"><text:span text:style-name="T1">ProcessorType</text:span></text:p>
              <text:p text:style-name="P4"><text:span text:style-name="T1">ProcessorFrequency</text:span></text:p>
              <text:p text:style-name="P4"><text:span text:style-name="T1">ProcessorCount</text:span></text:p>
              <text:p text:style-name="P4"><text:span text:style-name="T1">RamTotal</text:span></text:p>
              <text:p text:style-name="P4"><text:span text:style-name="T1">SwapSpace</text:span></text:p>
              <text:p text:style-name="P4"><text:span text:style-name="T1">IpAddress</text:span></text:p>
              <text:p text:style-name="P4"><text:span text:style-name="T1">Date</text:span></text:p>
              <text:p text:style-name="P4"><text:span text:style-name="T1">User</text:span></text:p>
              <text:p text:style-name="P4"><text:span text:style-name="T1">Workgroup</text:span></text:p>
              <text:p text:style-name="P4"><text:span text:style-name="T1">RegisteredName</text:span></text:p>
              <text:p text:style-name="P4"><text:span text:style-name="T1">RegisteredCompany</text:span></text:p>
              <text:p text:style-name="P4"><text:span text:style-name="T1">OSSerialNumber</text:span></text:p>
              <text:p text:style-name="P4"><text:span text:style-name="T1">Description</text:span></text:p>
              <text:p text:style-name="P4"><text:span text:style-name="T1">Type</text:span></text:p>
            </draw:text-box>
          </draw:frame>
        </draw:g>
        <draw:g draw:id="id23">
          <draw:frame draw:style-name="gr15" draw:text-style-name="P7" draw:layer="layout" svg:width="3.327cm" svg:height="0.499cm" svg:x="2.439cm" svg:y="36.846cm">
            <draw:text-box>
              <text:p text:style-name="P6"><text:span text:style-name="T1">Input</text:span></text:p>
            </draw:text-box>
          </draw:frame>
          <draw:rect draw:style-name="gr2" draw:text-style-name="P3" draw:layer="layout" svg:width="4.205cm" svg:height="3.837cm" svg:x="2.321cm" svg:y="36.747cm">
            <text:p text:style-name="P8"/>
          </draw:rect>
          <draw:line draw:style-name="gr3" draw:text-style-name="P3" draw:layer="layout" svg:x1="2.32cm" svg:y1="37.37cm" svg:x2="6.526cm" svg:y2="37.366cm">
            <text:p text:style-name="P8"/>
          </draw:line>
          <draw:frame draw:style-name="gr16" draw:text-style-name="P5" draw:layer="layout" svg:width="4.022cm" svg:height="2.878cm" svg:x="2.319cm" svg:y="37.395cm">
            <draw:text-box>
              <text:p text:style-name="P4"><text:span text:style-name="T2">id</text:span></text:p>
              <text:p text:style-name="P4"><text:span text:style-name="T1">Type</text:span></text:p>
              <text:p text:style-name="P4"><text:span text:style-name="T1">StandardDescription</text:span></text:p>
              <text:p text:style-name="P4"><text:span text:style-name="T1">ExpandedDescription</text:span></text:p>
              <text:p text:style-name="P4"><text:span text:style-name="T1">Connector</text:span></text:p>
              <text:p text:style-name="P4"><text:span text:style-name="T1">Manufacturer</text:span></text:p>
              <text:p text:style-name="P4"><text:span text:style-name="T1">PointType</text:span></text:p>
            </draw:text-box>
          </draw:frame>
        </draw:g>
        <draw:g draw:id="id8">
          <draw:frame draw:style-name="gr17" draw:text-style-name="P7" draw:layer="layout" svg:width="4.323cm" svg:height="0.492cm" svg:x="36.564cm" svg:y="7.682cm">
            <draw:text-box>
              <text:p text:style-name="P6"><text:span text:style-name="T1">Memory</text:span></text:p>
            </draw:text-box>
          </draw:frame>
          <draw:rect draw:style-name="gr2" draw:text-style-name="P3" draw:layer="layout" svg:width="4.365cm" svg:height="3.959cm" svg:x="36.557cm" svg:y="7.556cm">
            <text:p text:style-name="P8"/>
          </draw:rect>
          <draw:line draw:style-name="gr3" draw:text-style-name="P3" draw:layer="layout" svg:x1="36.555cm" svg:y1="8.227cm" svg:x2="40.922cm" svg:y2="8.227cm">
            <text:p text:style-name="P8"/>
          </draw:line>
          <draw:frame draw:style-name="gr18" draw:text-style-name="P5" draw:layer="layout" svg:width="4.333cm" svg:height="2.95cm" svg:x="36.554cm" svg:y="8.354cm">
            <draw:text-box>
              <text:p text:style-name="P4"><text:span text:style-name="T2">id</text:span></text:p>
              <text:p text:style-name="P4"><text:span text:style-name="T1">Description</text:span></text:p>
              <text:p text:style-name="P4"><text:span text:style-name="T1">ExtendedDescription</text:span></text:p>
              <text:p text:style-name="P4"><text:span text:style-name="T1">Size</text:span></text:p>
              <text:p text:style-name="P4"><text:span text:style-name="T1">ChipsetType</text:span></text:p>
              <text:p text:style-name="P4"><text:span text:style-name="T1">Frequency</text:span></text:p>
              <text:p text:style-name="P4"><text:span text:style-name="T1">SlotCount</text:span></text:p>
            </draw:text-box>
          </draw:frame>
        </draw:g>
        <draw:g draw:id="id15">
          <draw:frame draw:style-name="gr19" draw:text-style-name="P7" draw:layer="layout" svg:width="4.338cm" svg:height="0.517cm" svg:x="2.015cm" svg:y="21.084cm">
            <draw:text-box>
              <text:p text:style-name="P6"><text:span text:style-name="T1">Modem</text:span></text:p>
            </draw:text-box>
          </draw:frame>
          <draw:rect draw:style-name="gr2" draw:text-style-name="P3" draw:layer="layout" svg:width="4.38cm" svg:height="3.094cm" svg:x="2.008cm" svg:y="20.952cm">
            <text:p text:style-name="P8"/>
          </draw:rect>
          <draw:line draw:style-name="gr3" draw:text-style-name="P3" draw:layer="layout" svg:x1="2.006cm" svg:y1="21.656cm" svg:x2="6.388cm" svg:y2="21.656cm">
            <text:p text:style-name="P8"/>
          </draw:line>
          <draw:frame draw:style-name="gr20" draw:text-style-name="P5" draw:layer="layout" svg:width="4.348cm" svg:height="2.065cm" svg:x="2.005cm" svg:y="21.79cm">
            <draw:text-box>
              <text:p text:style-name="P4"><text:span text:style-name="T2">id</text:span></text:p>
              <text:p text:style-name="P4"><text:span text:style-name="T1">Vendor</text:span></text:p>
              <text:p text:style-name="P4"><text:span text:style-name="T1">Description</text:span></text:p>
              <text:p text:style-name="P4"><text:span text:style-name="T1">Type</text:span></text:p>
              <text:p text:style-name="P4"><text:span text:style-name="T1">ExpandedDescription</text:span></text:p>
            </draw:text-box>
          </draw:frame>
        </draw:g>
        <draw:g draw:id="id17">
          <draw:frame draw:style-name="gr21" draw:text-style-name="P7" draw:layer="layout" svg:width="3.327cm" svg:height="0.412cm" svg:x="2.327cm" svg:y="25.132cm">
            <draw:text-box>
              <text:p text:style-name="P6"><text:span text:style-name="T1">VideoCard</text:span></text:p>
            </draw:text-box>
          </draw:frame>
          <draw:rect draw:style-name="gr2" draw:text-style-name="P3" draw:layer="layout" svg:width="3.36cm" svg:height="2.833cm" svg:x="2.321cm" svg:y="25.027cm">
            <text:p text:style-name="P8"/>
          </draw:rect>
          <draw:line draw:style-name="gr3" draw:text-style-name="P3" draw:layer="layout" svg:x1="2.32cm" svg:y1="25.588cm" svg:x2="5.681cm" svg:y2="25.588cm">
            <text:p text:style-name="P8"/>
          </draw:line>
          <draw:frame draw:style-name="gr22" draw:text-style-name="P5" draw:layer="layout" svg:width="3.335cm" svg:height="2.056cm" svg:x="2.319cm" svg:y="25.694cm">
            <draw:text-box>
              <text:p text:style-name="P4"><text:span text:style-name="T2">id</text:span></text:p>
              <text:p text:style-name="P4"><text:span text:style-name="T1">Model</text:span></text:p>
              <text:p text:style-name="P4"><text:span text:style-name="T1">Chipset</text:span></text:p>
              <text:p text:style-name="P4"><text:span text:style-name="T1">VRAMSize</text:span></text:p>
              <text:p text:style-name="P4"><text:span text:style-name="T1">Resolution</text:span></text:p>
            </draw:text-box>
          </draw:frame>
        </draw:g>
        <draw:g draw:id="id19">
          <draw:frame draw:style-name="gr23" draw:text-style-name="P7" draw:layer="layout" svg:width="3.327cm" svg:height="0.57cm" svg:x="2.44cm" svg:y="28.904cm">
            <draw:text-box>
              <text:p text:style-name="P6"><text:span text:style-name="T1">Monitor</text:span></text:p>
            </draw:text-box>
          </draw:frame>
          <draw:rect draw:style-name="gr2" draw:text-style-name="P3" draw:layer="layout" svg:width="3.36cm" svg:height="3.409cm" svg:x="2.321cm" svg:y="28.702cm">
            <text:p text:style-name="P8"/>
          </draw:rect>
          <draw:line draw:style-name="gr3" draw:text-style-name="P3" draw:layer="layout" svg:x1="2.32cm" svg:y1="29.478cm" svg:x2="5.681cm" svg:y2="29.478cm">
            <text:p text:style-name="P8"/>
          </draw:line>
          <draw:frame draw:style-name="gr24" draw:text-style-name="P5" draw:layer="layout" svg:width="3.335cm" svg:height="2.467cm" svg:x="2.319cm" svg:y="29.605cm">
            <draw:text-box>
              <text:p text:style-name="P4"><text:span text:style-name="T2">id</text:span></text:p>
              <text:p text:style-name="P4"><text:span text:style-name="T1">Stamp</text:span></text:p>
              <text:p text:style-name="P4"><text:span text:style-name="T1">Description</text:span></text:p>
              <text:p text:style-name="P4"><text:span text:style-name="T1">Type</text:span></text:p>
              <text:p text:style-name="P4"><text:span text:style-name="T1">Serial</text:span></text:p>
              <text:p text:style-name="P4"><text:span text:style-name="T1">Manuf</text:span></text:p>
            </draw:text-box>
          </draw:frame>
        </draw:g>
        <draw:g draw:id="id2">
          <draw:frame draw:style-name="gr25" draw:text-style-name="P7" draw:layer="layout" svg:width="3.327cm" svg:height="0.412cm" svg:x="2.327cm" svg:y="6.656cm">
            <draw:text-box>
              <text:p text:style-name="P6"><text:span text:style-name="T1">Network</text:span></text:p>
            </draw:text-box>
          </draw:frame>
          <draw:rect draw:style-name="gr2" draw:text-style-name="P3" draw:layer="layout" svg:width="3.36cm" svg:height="5.321cm" svg:x="2.321cm" svg:y="6.551cm">
            <text:p text:style-name="P8"/>
          </draw:rect>
          <draw:line draw:style-name="gr3" draw:text-style-name="P3" draw:layer="layout" svg:x1="2.32cm" svg:y1="7.112cm" svg:x2="5.681cm" svg:y2="7.112cm">
            <text:p text:style-name="P8"/>
          </draw:line>
          <draw:frame draw:style-name="gr26" draw:text-style-name="P5" draw:layer="layout" svg:width="3.335cm" svg:height="4.522cm" svg:x="2.319cm" svg:y="7.218cm">
            <draw:text-box>
              <text:p text:style-name="P4"><text:span text:style-name="T2">id</text:span></text:p>
              <text:p text:style-name="P4"><text:span text:style-name="T1">CardType</text:span></text:p>
              <text:p text:style-name="P4"><text:span text:style-name="T1">NetworkType</text:span></text:p>
              <text:p text:style-name="P4"><text:span text:style-name="T1">MIB</text:span></text:p>
              <text:p text:style-name="P4"><text:span text:style-name="T1">Bandwidth</text:span></text:p>
              <text:p text:style-name="P4"><text:span text:style-name="T1">MACAddress</text:span></text:p>
              <text:p text:style-name="P4"><text:span text:style-name="T1">State</text:span></text:p>
              <text:p text:style-name="P4"><text:span text:style-name="T1">IP</text:span></text:p>
              <text:p text:style-name="P4"><text:span text:style-name="T1">SubnetMask</text:span></text:p>
              <text:p text:style-name="P4"><text:span text:style-name="T1">Gateway</text:span></text:p>
              <text:p text:style-name="P4"><text:span text:style-name="T1">DNS</text:span></text:p>
            </draw:text-box>
          </draw:frame>
        </draw:g>
        <draw:g draw:id="id27">
          <draw:frame draw:style-name="gr27" draw:text-style-name="P7" draw:layer="layout" svg:width="3.327cm" svg:height="0.629cm" svg:x="2.271cm" svg:y="33.137cm">
            <draw:text-box>
              <text:p text:style-name="P6"><text:span text:style-name="T1">Port</text:span></text:p>
            </draw:text-box>
          </draw:frame>
          <draw:rect draw:style-name="gr2" draw:text-style-name="P3" draw:layer="layout" svg:width="3.36cm" svg:height="3.033cm" svg:x="2.265cm" svg:y="32.977cm">
            <text:p text:style-name="P8"/>
          </draw:rect>
          <draw:line draw:style-name="gr3" draw:text-style-name="P3" draw:layer="layout" svg:x1="2.264cm" svg:y1="33.676cm" svg:x2="5.625cm" svg:y2="33.676cm">
            <text:p text:style-name="P8"/>
          </draw:line>
          <draw:frame draw:style-name="gr28" draw:text-style-name="P5" draw:layer="layout" svg:width="3.335cm" svg:height="2.289cm" svg:x="2.263cm" svg:y="33.779cm">
            <draw:text-box>
              <text:p text:style-name="P4"><text:span text:style-name="T2">id</text:span></text:p>
              <text:p text:style-name="P4"><text:span text:style-name="T1">Stamp</text:span></text:p>
              <text:p text:style-name="P4"><text:span text:style-name="T1">Type</text:span></text:p>
              <text:p text:style-name="P4"><text:span text:style-name="T1">Caption</text:span></text:p>
              <text:p text:style-name="P4"><text:span text:style-name="T1">Description</text:span></text:p>
            </draw:text-box>
          </draw:frame>
        </draw:g>
        <draw:g draw:id="id6">
          <draw:frame draw:style-name="gr29" draw:text-style-name="P7" draw:layer="layout" svg:width="3.327cm" svg:height="0.412cm" svg:x="36.534cm" svg:y="5.001cm">
            <draw:text-box>
              <text:p text:style-name="P6"><text:span text:style-name="T1">Printer</text:span></text:p>
            </draw:text-box>
          </draw:frame>
          <draw:rect draw:style-name="gr2" draw:text-style-name="P3" draw:layer="layout" svg:width="3.36cm" svg:height="2.411cm" svg:x="36.528cm" svg:y="4.896cm">
            <text:p text:style-name="P8"/>
          </draw:rect>
          <draw:line draw:style-name="gr3" draw:text-style-name="P3" draw:layer="layout" svg:x1="36.527cm" svg:y1="5.457cm" svg:x2="39.888cm" svg:y2="5.457cm">
            <text:p text:style-name="P8"/>
          </draw:line>
          <draw:frame draw:style-name="gr30" draw:text-style-name="P5" draw:layer="layout" svg:width="3.335cm" svg:height="1.645cm" svg:x="36.526cm" svg:y="5.563cm">
            <draw:text-box>
              <text:p text:style-name="P4"><text:span text:style-name="T2">id</text:span></text:p>
              <text:p text:style-name="P4"><text:span text:style-name="T1">Name</text:span></text:p>
              <text:p text:style-name="P4"><text:span text:style-name="T1">Driver</text:span></text:p>
              <text:p text:style-name="P4"><text:span text:style-name="T1">Port</text:span></text:p>
            </draw:text-box>
          </draw:frame>
        </draw:g>
        <draw:g draw:id="id25">
          <draw:frame draw:style-name="gr31" draw:text-style-name="P7" draw:layer="layout" svg:width="3.327cm" svg:height="0.778cm" svg:x="36.562cm" svg:y="38.907cm">
            <draw:text-box>
              <text:p text:style-name="P6"><text:span text:style-name="T1">Slot</text:span></text:p>
            </draw:text-box>
          </draw:frame>
          <draw:rect draw:style-name="gr2" draw:text-style-name="P3" draw:layer="layout" svg:width="3.36cm" svg:height="2.834cm" svg:x="36.556cm" svg:y="38.802cm">
            <text:p text:style-name="P8"/>
          </draw:rect>
          <draw:line draw:style-name="gr3" draw:text-style-name="P3" draw:layer="layout" svg:x1="36.555cm" svg:y1="39.363cm" svg:x2="39.916cm" svg:y2="39.363cm">
            <text:p text:style-name="P8"/>
          </draw:line>
          <draw:frame draw:style-name="gr32" draw:text-style-name="P5" draw:layer="layout" svg:width="3.335cm" svg:height="2.176cm" svg:x="36.554cm" svg:y="39.469cm">
            <draw:text-box>
              <text:p text:style-name="P4"><text:span text:style-name="T2">id</text:span></text:p>
              <text:p text:style-name="P4"><text:span text:style-name="T1">Connector</text:span></text:p>
              <text:p text:style-name="P4"><text:span text:style-name="T1">PortType</text:span></text:p>
              <text:p text:style-name="P4"><text:span text:style-name="T1">Availability</text:span></text:p>
              <text:p text:style-name="P4"><text:span text:style-name="T1">State</text:span></text:p>
            </draw:text-box>
          </draw:frame>
        </draw:g>
        <draw:g draw:id="id13">
          <draw:frame draw:style-name="gr33" draw:text-style-name="P7" draw:layer="layout" svg:width="3.327cm" svg:height="0.519cm" svg:x="36.562cm" svg:y="22.256cm">
            <draw:text-box>
              <text:p text:style-name="P6"><text:span text:style-name="T1">Software</text:span></text:p>
            </draw:text-box>
          </draw:frame>
          <draw:rect draw:style-name="gr2" draw:text-style-name="P3" draw:layer="layout" svg:width="3.36cm" svg:height="4.602cm" svg:x="36.556cm" svg:y="22.124cm">
            <text:p text:style-name="P8"/>
          </draw:rect>
          <draw:line draw:style-name="gr3" draw:text-style-name="P3" draw:layer="layout" svg:x1="36.555cm" svg:y1="22.774cm" svg:x2="39.916cm" svg:y2="22.774cm">
            <text:p text:style-name="P8"/>
          </draw:line>
          <draw:frame draw:style-name="gr34" draw:text-style-name="P5" draw:layer="layout" svg:width="3.335cm" svg:height="3.729cm" svg:x="36.554cm" svg:y="22.86cm">
            <draw:text-box>
              <text:p text:style-name="P4"><text:span text:style-name="T2">id</text:span></text:p>
              <text:p text:style-name="P4"><text:span text:style-name="T1">ProductName</text:span></text:p>
              <text:p text:style-name="P4"><text:span text:style-name="T1">ProductPath</text:span></text:p>
              <text:p text:style-name="P4"><text:span text:style-name="T1">ExecutableSize</text:span></text:p>
              <text:p text:style-name="P4"><text:span text:style-name="T1">Company</text:span></text:p>
              <text:p text:style-name="P4"><text:span text:style-name="T1">Application</text:span></text:p>
              <text:p text:style-name="P4"><text:span text:style-name="T1">Type</text:span></text:p>
              <text:p text:style-name="P4"><text:span text:style-name="T1">ProductVersion</text:span></text:p>
              <text:p text:style-name="P4"><text:span text:style-name="T1">Comments</text:span></text:p>
            </draw:text-box>
          </draw:frame>
        </draw:g>
        <draw:g draw:id="id21">
          <draw:frame draw:style-name="gr35" draw:text-style-name="P7" draw:layer="layout" svg:width="3.327cm" svg:height="0.522cm" svg:x="36.562cm" svg:y="32.04cm">
            <draw:text-box>
              <text:p text:style-name="P6"><text:span text:style-name="T1">Sound</text:span></text:p>
            </draw:text-box>
          </draw:frame>
          <draw:rect draw:style-name="gr2" draw:text-style-name="P3" draw:layer="layout" svg:width="3.36cm" svg:height="2.552cm" svg:x="36.556cm" svg:y="31.907cm">
            <text:p text:style-name="P8"/>
          </draw:rect>
          <draw:line draw:style-name="gr3" draw:text-style-name="P3" draw:layer="layout" svg:x1="36.555cm" svg:y1="32.505cm" svg:x2="39.916cm" svg:y2="32.505cm">
            <text:p text:style-name="P8"/>
          </draw:line>
          <draw:frame draw:style-name="gr36" draw:text-style-name="P5" draw:layer="layout" svg:width="3.335cm" svg:height="1.72cm" svg:x="36.554cm" svg:y="32.597cm">
            <draw:text-box>
              <text:p text:style-name="P4"><text:span text:style-name="T2">id</text:span></text:p>
              <text:p text:style-name="P4"><text:span text:style-name="T1">Name</text:span></text:p>
              <text:p text:style-name="P4"><text:span text:style-name="T1">Description</text:span></text:p>
              <text:p text:style-name="P4"><text:span text:style-name="T1">Manufacturer</text:span></text:p>
            </draw:text-box>
          </draw:frame>
        </draw:g>
        <draw:g draw:id="id29">
          <draw:frame draw:style-name="gr37" draw:text-style-name="P7" draw:layer="layout" svg:width="3.327cm" svg:height="0.531cm" svg:x="36.562cm" svg:y="26.997cm">
            <draw:text-box>
              <text:p text:style-name="P6"><text:span text:style-name="T1">Storage</text:span></text:p>
            </draw:text-box>
          </draw:frame>
          <draw:rect draw:style-name="gr2" draw:text-style-name="P3" draw:layer="layout" svg:width="3.36cm" svg:height="4.775cm" svg:x="36.556cm" svg:y="26.862cm">
            <text:p text:style-name="P8"/>
          </draw:rect>
          <draw:line draw:style-name="gr3" draw:text-style-name="P3" draw:layer="layout" svg:x1="36.555cm" svg:y1="27.585cm" svg:x2="39.916cm" svg:y2="27.585cm">
            <text:p text:style-name="P8"/>
          </draw:line>
          <draw:frame draw:style-name="gr38" draw:text-style-name="P5" draw:layer="layout" svg:width="3.335cm" svg:height="3.709cm" svg:x="36.554cm" svg:y="27.721cm">
            <draw:text-box>
              <text:p text:style-name="P4"><text:span text:style-name="T2">id</text:span></text:p>
              <text:p text:style-name="P4"><text:span text:style-name="T1">StandardType</text:span></text:p>
              <text:p text:style-name="P4"><text:span text:style-name="T1">ExtendedType</text:span></text:p>
              <text:p text:style-name="P4"><text:span text:style-name="T1">Model</text:span></text:p>
              <text:p text:style-name="P4"><text:span text:style-name="T1">VolumeName</text:span></text:p>
              <text:p text:style-name="P4"><text:span text:style-name="T1">Media</text:span></text:p>
              <text:p text:style-name="P4"><text:span text:style-name="T1">StandardType</text:span></text:p>
              <text:p text:style-name="P4"><text:span text:style-name="T1">Manufacturer</text:span></text:p>
              <text:p text:style-name="P4"><text:span text:style-name="T1">DiskSize</text:span></text:p>
            </draw:text-box>
          </draw:frame>
        </draw:g>
        <draw:g draw:id="id1">
          <draw:ellipse draw:style-name="gr2" draw:text-style-name="P3" draw:layer="layout" svg:width="2.673cm" svg:height="1.482cm" svg:x="7.242cm" svg:y="8.469cm">
            <text:p text:style-name="P8"/>
          </draw:ellipse>
          <draw:frame draw:style-name="gr39" draw:text-style-name="P9" draw:layer="layout" svg:width="1.894cm" svg:height="0.374cm" svg:x="7.66cm" svg:y="8.789cm">
            <draw:text-box>
              <text:p text:style-name="P8"><text:span text:style-name="T3">hasNetwork</text:span></text:p>
            </draw:text-box>
          </draw:frame>
          <draw:line draw:style-name="gr3" draw:text-style-name="P3" draw:layer="layout" svg:x1="7.236cm" svg:y1="9.21cm" svg:x2="9.909cm" svg:y2="9.21cm">
            <text:p text:style-name="P8"/>
          </draw:line>
        </draw:g>
        <draw:connector draw:style-name="gr3" draw:text-style-name="P3" draw:layer="layout" svg:x1="7.236cm" svg:y1="9.21cm" svg:x2="5.681cm" svg:y2="9.211cm" draw:start-shape="id1" draw:start-glue-point="3" draw:end-shape="id2" draw:end-glue-point="1" svg:d="m7236 9210h-777v1h-778">
          <text:p text:style-name="P8"/>
        </draw:connector>
        <draw:g draw:id="id3">
          <draw:ellipse draw:style-name="gr2" draw:text-style-name="P3" draw:layer="layout" svg:width="2.673cm" svg:height="1.722cm" svg:x="7.214cm" svg:y="15.478cm">
            <text:p text:style-name="P8"/>
          </draw:ellipse>
          <draw:frame draw:style-name="gr40" draw:text-style-name="P10" draw:layer="layout" svg:width="2.114cm" svg:height="0.434cm" svg:x="7.5cm" svg:y="15.85cm">
            <draw:text-box>
              <text:p text:style-name="P8"><text:span text:style-name="T3">hasHardware</text:span></text:p>
            </draw:text-box>
          </draw:frame>
          <draw:line draw:style-name="gr3" draw:text-style-name="P3" draw:layer="layout" svg:x1="7.208cm" svg:y1="16.339cm" svg:x2="9.881cm" svg:y2="16.339cm">
            <text:p text:style-name="P8"/>
          </draw:line>
        </draw:g>
        <draw:connector draw:style-name="gr3" draw:text-style-name="P3" draw:layer="layout" svg:x1="7.208cm" svg:y1="16.339cm" svg:x2="6.368cm" svg:y2="16.335cm" draw:start-shape="id3" draw:start-glue-point="3" draw:end-shape="id4" draw:end-glue-point="1" svg:d="m7208 16339h-420v-4h-420">
          <text:p text:style-name="P8"/>
        </draw:connector>
        <draw:g draw:id="id5">
          <draw:ellipse draw:style-name="gr2" draw:text-style-name="P3" draw:layer="layout" svg:width="2.673cm" svg:height="1.482cm" svg:x="30.107cm" svg:y="5.36cm">
            <text:p text:style-name="P8"/>
          </draw:ellipse>
          <draw:frame draw:style-name="gr41" draw:text-style-name="P10" draw:layer="layout" svg:width="1.636cm" svg:height="0.374cm" svg:x="30.658cm" svg:y="5.68cm">
            <draw:text-box>
              <text:p text:style-name="P8"><text:span text:style-name="T3">hasPrinter</text:span></text:p>
            </draw:text-box>
          </draw:frame>
          <draw:line draw:style-name="gr3" draw:text-style-name="P3" draw:layer="layout" svg:x1="30.101cm" svg:y1="6.101cm" svg:x2="32.774cm" svg:y2="6.101cm">
            <text:p text:style-name="P8"/>
          </draw:line>
        </draw:g>
        <draw:connector draw:style-name="gr3" draw:text-style-name="P3" draw:layer="layout" svg:x1="32.78cm" svg:y1="6.101cm" svg:x2="36.526cm" svg:y2="6.101cm" draw:start-shape="id5" draw:start-glue-point="1" draw:end-shape="id6" svg:d="m32780 6101h3746">
          <text:p text:style-name="P8"/>
        </draw:connector>
        <draw:g draw:id="id7">
          <draw:ellipse draw:style-name="gr2" draw:text-style-name="P3" draw:layer="layout" svg:width="2.673cm" svg:height="1.482cm" svg:x="30.106cm" svg:y="8.808cm">
            <text:p text:style-name="P8"/>
          </draw:ellipse>
          <draw:frame draw:style-name="gr42" draw:text-style-name="P9" draw:layer="layout" svg:width="1.856cm" svg:height="0.374cm" svg:x="30.492cm" svg:y="9.128cm">
            <draw:text-box>
              <text:p text:style-name="P8"><text:span text:style-name="T3">hasMemory</text:span></text:p>
            </draw:text-box>
          </draw:frame>
          <draw:line draw:style-name="gr3" draw:text-style-name="P3" draw:layer="layout" svg:x1="30.1cm" svg:y1="9.549cm" svg:x2="32.773cm" svg:y2="9.549cm">
            <text:p text:style-name="P8"/>
          </draw:line>
        </draw:g>
        <draw:connector draw:style-name="gr3" draw:text-style-name="P3" draw:layer="layout" svg:x1="32.779cm" svg:y1="9.549cm" svg:x2="36.554cm" svg:y2="9.535cm" draw:start-shape="id7" draw:start-glue-point="1" draw:end-shape="id8" draw:end-glue-point="3" svg:d="m32779 9549h1888v-14h1887">
          <text:p text:style-name="P8"/>
        </draw:connector>
        <draw:g draw:id="id9">
          <draw:ellipse draw:style-name="gr2" draw:text-style-name="P3" draw:layer="layout" svg:width="2.673cm" svg:height="1.482cm" svg:x="30.135cm" svg:y="13.058cm">
            <text:p text:style-name="P8"/>
          </draw:ellipse>
          <draw:frame draw:style-name="gr43" draw:text-style-name="P9" draw:layer="layout" svg:width="2.144cm" svg:height="0.374cm" svg:x="30.433cm" svg:y="13.378cm">
            <draw:text-box>
              <text:p text:style-name="P8"><text:span text:style-name="T3">hasController</text:span></text:p>
            </draw:text-box>
          </draw:frame>
          <draw:line draw:style-name="gr3" draw:text-style-name="P3" draw:layer="layout" svg:x1="30.129cm" svg:y1="13.799cm" svg:x2="32.802cm" svg:y2="13.799cm">
            <text:p text:style-name="P8"/>
          </draw:line>
        </draw:g>
        <draw:connector draw:style-name="gr3" draw:text-style-name="P3" draw:layer="layout" svg:x1="32.808cm" svg:y1="13.799cm" svg:x2="36.554cm" svg:y2="13.423cm" draw:start-shape="id9" draw:start-glue-point="1" draw:end-shape="id10" draw:end-glue-point="3" svg:d="m32808 13799h1873v-376h1873">
          <text:p text:style-name="P8"/>
        </draw:connector>
        <draw:g draw:id="id11">
          <draw:ellipse draw:style-name="gr2" draw:text-style-name="P3" draw:layer="layout" svg:width="2.673cm" svg:height="1.482cm" svg:x="30.135cm" svg:y="17.517cm">
            <text:p text:style-name="P8"/>
          </draw:ellipse>
          <draw:frame draw:style-name="gr44" draw:text-style-name="P9" draw:layer="layout" svg:width="1.234cm" svg:height="0.374cm" svg:x="30.874cm" svg:y="17.837cm">
            <draw:text-box>
              <text:p text:style-name="P8"><text:span text:style-name="T3">hasBios</text:span></text:p>
            </draw:text-box>
          </draw:frame>
          <draw:line draw:style-name="gr3" draw:text-style-name="P3" draw:layer="layout" svg:x1="30.129cm" svg:y1="18.258cm" svg:x2="32.802cm" svg:y2="18.258cm">
            <text:p text:style-name="P8"/>
          </draw:line>
        </draw:g>
        <draw:connector draw:style-name="gr3" draw:text-style-name="P3" draw:layer="layout" svg:x1="32.808cm" svg:y1="18.258cm" svg:x2="36.406cm" svg:y2="18.26cm" draw:start-shape="id11" draw:start-glue-point="1" svg:d="m32808 18258h2049v2h1549">
          <text:p text:style-name="P8"/>
        </draw:connector>
        <draw:g draw:id="id12">
          <draw:ellipse draw:style-name="gr2" draw:text-style-name="P3" draw:layer="layout" svg:width="2.673cm" svg:height="1.482cm" svg:x="30.135cm" svg:y="22.646cm">
            <text:p text:style-name="P8"/>
          </draw:ellipse>
          <draw:frame draw:style-name="gr45" draw:text-style-name="P9" draw:layer="layout" svg:width="1.983cm" svg:height="0.374cm" svg:x="30.477cm" svg:y="22.966cm">
            <draw:text-box>
              <text:p text:style-name="P8"><text:span text:style-name="T3">hasSoftware</text:span></text:p>
            </draw:text-box>
          </draw:frame>
          <draw:line draw:style-name="gr3" draw:text-style-name="P3" draw:layer="layout" svg:x1="30.129cm" svg:y1="23.387cm" svg:x2="32.802cm" svg:y2="23.387cm">
            <text:p text:style-name="P8"/>
          </draw:line>
        </draw:g>
        <draw:connector draw:style-name="gr3" draw:text-style-name="P3" draw:layer="layout" svg:x1="32.808cm" svg:y1="23.387cm" svg:x2="36.554cm" svg:y2="24.425cm" draw:start-shape="id12" draw:start-glue-point="1" draw:end-shape="id13" svg:d="m32808 23387h1873v1038h1873">
          <text:p text:style-name="P8"/>
        </draw:connector>
        <draw:g draw:id="id14">
          <draw:ellipse draw:style-name="gr2" draw:text-style-name="P3" draw:layer="layout" svg:width="2.673cm" svg:height="1.482cm" svg:x="7.327cm" svg:y="21.752cm">
            <text:p text:style-name="P8"/>
          </draw:ellipse>
          <draw:frame draw:style-name="gr46" draw:text-style-name="P9" draw:layer="layout" svg:width="1.742cm" svg:height="0.374cm" svg:x="7.846cm" svg:y="22.072cm">
            <draw:text-box>
              <text:p text:style-name="P8"><text:span text:style-name="T3">hasModem</text:span></text:p>
            </draw:text-box>
          </draw:frame>
          <draw:line draw:style-name="gr3" draw:text-style-name="P3" draw:layer="layout" svg:x1="7.321cm" svg:y1="22.493cm" svg:x2="9.994cm" svg:y2="22.493cm">
            <text:p text:style-name="P8"/>
          </draw:line>
        </draw:g>
        <draw:connector draw:style-name="gr3" draw:text-style-name="P3" draw:layer="layout" svg:x1="7.321cm" svg:y1="22.493cm" svg:x2="6.388cm" svg:y2="22.499cm" draw:start-shape="id14" draw:start-glue-point="3" draw:end-shape="id15" draw:end-glue-point="1" svg:d="m7321 22493h-466v6h-467">
          <text:p text:style-name="P8"/>
        </draw:connector>
        <draw:g draw:id="id16">
          <draw:ellipse draw:style-name="gr2" draw:text-style-name="P3" draw:layer="layout" svg:width="2.673cm" svg:height="1.482cm" svg:x="7.298cm" svg:y="25.702cm">
            <text:p text:style-name="P8"/>
          </draw:ellipse>
          <draw:frame draw:style-name="gr47" draw:text-style-name="P9" draw:layer="layout" svg:width="2.216cm" svg:height="0.374cm" svg:x="7.508cm" svg:y="26.022cm">
            <draw:text-box>
              <text:p text:style-name="P8"><text:span text:style-name="T3">hasVideoCard</text:span></text:p>
            </draw:text-box>
          </draw:frame>
          <draw:line draw:style-name="gr3" draw:text-style-name="P3" draw:layer="layout" svg:x1="7.292cm" svg:y1="26.443cm" svg:x2="9.965cm" svg:y2="26.443cm">
            <text:p text:style-name="P8"/>
          </draw:line>
        </draw:g>
        <draw:connector draw:style-name="gr3" draw:text-style-name="P3" draw:layer="layout" svg:x1="7.292cm" svg:y1="26.443cm" svg:x2="5.681cm" svg:y2="26.443cm" draw:start-shape="id16" draw:start-glue-point="3" draw:end-shape="id17" draw:end-glue-point="1" svg:d="m7292 26443h-1611">
          <text:p text:style-name="P8"/>
        </draw:connector>
        <draw:g draw:id="id18">
          <draw:ellipse draw:style-name="gr2" draw:text-style-name="P3" draw:layer="layout" svg:width="2.673cm" svg:height="1.482cm" svg:x="7.298cm" svg:y="30.138cm">
            <text:p text:style-name="P8"/>
          </draw:ellipse>
          <draw:frame draw:style-name="gr48" draw:text-style-name="P9" draw:layer="layout" svg:width="1.776cm" svg:height="0.374cm" svg:x="7.728cm" svg:y="30.458cm">
            <draw:text-box>
              <text:p text:style-name="P8"><text:span text:style-name="T3">hasMonitor</text:span></text:p>
            </draw:text-box>
          </draw:frame>
          <draw:line draw:style-name="gr3" draw:text-style-name="P3" draw:layer="layout" svg:x1="7.292cm" svg:y1="30.879cm" svg:x2="9.965cm" svg:y2="30.879cm">
            <text:p text:style-name="P8"/>
          </draw:line>
        </draw:g>
        <draw:connector draw:style-name="gr3" draw:text-style-name="P3" draw:layer="layout" svg:x1="7.292cm" svg:y1="30.879cm" svg:x2="5.681cm" svg:y2="30.406cm" draw:start-shape="id18" draw:start-glue-point="3" draw:end-shape="id19" draw:end-glue-point="1" svg:d="m7292 30879h-805v-473h-806">
          <text:p text:style-name="P8"/>
        </draw:connector>
        <draw:g draw:id="id20">
          <draw:ellipse draw:style-name="gr2" draw:text-style-name="P3" draw:layer="layout" svg:width="2.673cm" svg:height="1.482cm" svg:x="30.335cm" svg:y="30.93cm">
            <text:p text:style-name="P8"/>
          </draw:ellipse>
          <draw:frame draw:style-name="gr49" draw:text-style-name="P9" draw:layer="layout" svg:width="1.573cm" svg:height="0.374cm" svg:x="30.897cm" svg:y="31.25cm">
            <draw:text-box>
              <text:p text:style-name="P8"><text:span text:style-name="T3">hasSound</text:span></text:p>
            </draw:text-box>
          </draw:frame>
          <draw:line draw:style-name="gr3" draw:text-style-name="P3" draw:layer="layout" svg:x1="30.329cm" svg:y1="31.671cm" svg:x2="33.002cm" svg:y2="31.671cm">
            <text:p text:style-name="P8"/>
          </draw:line>
        </draw:g>
        <draw:connector draw:style-name="gr3" draw:text-style-name="P3" draw:layer="layout" svg:x1="33.008cm" svg:y1="31.671cm" svg:x2="36.554cm" svg:y2="33.183cm" draw:start-shape="id20" draw:start-glue-point="1" draw:end-shape="id21" draw:end-glue-point="3" svg:d="m33008 31671h1773v1512h1773">
          <text:p text:style-name="P8"/>
        </draw:connector>
        <draw:g draw:id="id22">
          <draw:ellipse draw:style-name="gr2" draw:text-style-name="P3" draw:layer="layout" svg:width="2.673cm" svg:height="1.482cm" svg:x="7.325cm" svg:y="37.913cm">
            <text:p text:style-name="P8"/>
          </draw:ellipse>
          <draw:frame draw:style-name="gr50" draw:text-style-name="P9" draw:layer="layout" svg:width="1.391cm" svg:height="0.374cm" svg:x="7.976cm" svg:y="38.233cm">
            <draw:text-box>
              <text:p text:style-name="P8"><text:span text:style-name="T3">hasInput</text:span></text:p>
            </draw:text-box>
          </draw:frame>
          <draw:line draw:style-name="gr3" draw:text-style-name="P3" draw:layer="layout" svg:x1="7.319cm" svg:y1="38.654cm" svg:x2="9.992cm" svg:y2="38.654cm">
            <text:p text:style-name="P8"/>
          </draw:line>
        </draw:g>
        <draw:connector draw:style-name="gr3" draw:text-style-name="P3" draw:layer="layout" svg:x1="7.319cm" svg:y1="38.654cm" svg:x2="6.526cm" svg:y2="38.665cm" draw:start-shape="id22" draw:start-glue-point="3" draw:end-shape="id23" draw:end-glue-point="1" svg:d="m7319 38654h-396v11h-397">
          <text:p text:style-name="P8"/>
        </draw:connector>
        <draw:g draw:id="id24">
          <draw:ellipse draw:style-name="gr2" draw:text-style-name="P3" draw:layer="layout" svg:width="2.673cm" svg:height="1.482cm" svg:x="30.135cm" svg:y="38.525cm">
            <text:p text:style-name="P8"/>
          </draw:ellipse>
          <draw:frame draw:style-name="gr51" draw:text-style-name="P10" draw:layer="layout" svg:width="1.175cm" svg:height="0.706cm" svg:x="30.874cm" svg:y="38.845cm">
            <draw:text-box>
              <text:p text:style-name="P8"><text:span text:style-name="T3">hasSlot</text:span></text:p>
            </draw:text-box>
          </draw:frame>
          <draw:line draw:style-name="gr3" draw:text-style-name="P3" draw:layer="layout" svg:x1="30.129cm" svg:y1="39.266cm" svg:x2="32.802cm" svg:y2="39.266cm">
            <text:p text:style-name="P8"/>
          </draw:line>
        </draw:g>
        <draw:connector draw:style-name="gr3" draw:text-style-name="P3" draw:layer="layout" draw:type="lines" svg:x1="32.808cm" svg:y1="39.266cm" svg:x2="36.554cm" svg:y2="40.223cm" draw:start-shape="id24" draw:start-glue-point="1" draw:end-shape="id25" draw:end-glue-point="3" svg:d="m32808 39266h500l2746 957h500">
          <text:p text:style-name="P8"/>
        </draw:connector>
        <draw:g draw:id="id26">
          <draw:ellipse draw:style-name="gr2" draw:text-style-name="P3" draw:layer="layout" svg:width="2.673cm" svg:height="1.482cm" svg:x="7.242cm" svg:y="33.229cm">
            <text:p text:style-name="P8"/>
          </draw:ellipse>
          <draw:frame draw:style-name="gr52" draw:text-style-name="P9" draw:layer="layout" svg:width="1.213cm" svg:height="0.374cm" svg:x="7.981cm" svg:y="33.549cm">
            <draw:text-box>
              <text:p text:style-name="P8"><text:span text:style-name="T3">hasPort</text:span></text:p>
            </draw:text-box>
          </draw:frame>
          <draw:line draw:style-name="gr3" draw:text-style-name="P3" draw:layer="layout" svg:x1="7.236cm" svg:y1="33.97cm" svg:x2="9.909cm" svg:y2="33.97cm">
            <text:p text:style-name="P8"/>
          </draw:line>
        </draw:g>
        <draw:connector draw:style-name="gr3" draw:text-style-name="P3" draw:layer="layout" svg:x1="7.236cm" svg:y1="33.97cm" svg:x2="5.625cm" svg:y2="34.522cm" draw:start-shape="id26" draw:start-glue-point="3" draw:end-shape="id27" draw:end-glue-point="1" svg:d="m7236 33970h-805v552h-806">
          <text:p text:style-name="P8"/>
        </draw:connector>
        <draw:g draw:id="id28">
          <draw:ellipse draw:style-name="gr2" draw:text-style-name="P3" draw:layer="layout" svg:width="2.673cm" svg:height="1.482cm" svg:x="30.135cm" svg:y="27.015cm">
            <text:p text:style-name="P8"/>
          </draw:ellipse>
          <draw:frame draw:style-name="gr53" draw:text-style-name="P9" draw:layer="layout" svg:width="1.814cm" svg:height="0.374cm" svg:x="30.574cm" svg:y="27.335cm">
            <draw:text-box>
              <text:p text:style-name="P8"><text:span text:style-name="T3">hasStorage</text:span></text:p>
            </draw:text-box>
          </draw:frame>
          <draw:line draw:style-name="gr3" draw:text-style-name="P3" draw:layer="layout" svg:x1="30.129cm" svg:y1="27.756cm" svg:x2="32.802cm" svg:y2="27.756cm">
            <text:p text:style-name="P8"/>
          </draw:line>
        </draw:g>
        <draw:connector draw:style-name="gr3" draw:text-style-name="P3" draw:layer="layout" svg:x1="32.808cm" svg:y1="27.756cm" svg:x2="36.554cm" svg:y2="29.249cm" draw:start-shape="id28" draw:start-glue-point="1" draw:end-shape="id29" draw:end-glue-point="3" svg:d="m32808 27756h1873v1493h1873">
          <text:p text:style-name="P8"/>
        </draw:connector>
        <draw:g draw:id="id30">
          <draw:ellipse draw:style-name="gr2" draw:text-style-name="P3" draw:layer="layout" svg:width="2.673cm" svg:height="1.482cm" svg:x="30.235cm" svg:y="34.868cm">
            <text:p text:style-name="P8"/>
          </draw:ellipse>
          <draw:frame draw:style-name="gr54" draw:text-style-name="P9" draw:layer="layout" svg:width="1.412cm" svg:height="0.374cm" svg:x="30.874cm" svg:y="35.188cm">
            <draw:text-box>
              <text:p text:style-name="P8"><text:span text:style-name="T3">hasDrive</text:span></text:p>
            </draw:text-box>
          </draw:frame>
          <draw:line draw:style-name="gr3" draw:text-style-name="P3" draw:layer="layout" svg:x1="30.229cm" svg:y1="35.609cm" svg:x2="32.902cm" svg:y2="35.609cm">
            <text:p text:style-name="P8"/>
          </draw:line>
        </draw:g>
        <draw:connector draw:style-name="gr3" draw:text-style-name="P3" draw:layer="layout" svg:x1="32.908cm" svg:y1="35.609cm" svg:x2="36.554cm" svg:y2="36.625cm" draw:start-shape="id30" draw:start-glue-point="1" draw:end-shape="id31" draw:end-glue-point="3" svg:d="m32908 35609h1823v1016h1823">
          <text:p text:style-name="P8"/>
        </draw:connector>
        <draw:frame draw:style-name="gr55" draw:text-style-name="P11" draw:layer="layout" svg:width="0.727cm" svg:height="0.39cm" svg:x="6.791cm" svg:y="38.698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5.863cm" svg:y="34.132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5.919cm" svg:y="31.069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5.894cm" svg:y="26.624cm">
          <draw:text-box>
            <text:p text:style-name="P8"><text:span text:style-name="T4">1..1</text:span></text:p>
          </draw:text-box>
        </draw:frame>
        <draw:frame draw:style-name="gr56" draw:text-style-name="P11" draw:layer="layout" svg:width="0.727cm" svg:height="0.39cm" svg:x="6.544cm" svg:y="22.748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6.584cm" svg:y="16.014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5.95cm" svg:y="8.579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742cm" svg:y="6.255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77cm" svg:y="9.955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51cm" svg:y="13.95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79cm" svg:y="18.5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54cm" svg:y="23.606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81cm" svg:y="28.025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82cm" svg:y="31.864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883cm" svg:y="35.829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911cm" svg:y="41.112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19.983cm" svg:y="18.88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8cm" svg:height="0.39cm" svg:x="18.282cm" svg:y="16.778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19.765cm" svg:y="15.705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18.648cm" svg:y="31.827cm">
          <draw:text-box>
            <text:p text:style-name="P8"><text:span text:style-name="T4">0..*</text:span></text:p>
          </draw:text-box>
        </draw:frame>
        <draw:frame draw:style-name="gr57" draw:text-style-name="P11" draw:layer="layout" svg:width="0.583cm" svg:height="0.637cm" svg:x="22.659cm" svg:y="31.892cm">
          <draw:text-box>
            <text:p text:style-name="P8"><text:span text:style-name="T4">0..*</text:span></text:p>
          </draw:text-box>
        </draw:frame>
        <draw:connector draw:style-name="gr3" draw:text-style-name="P3" draw:layer="layout" draw:type="lines" svg:x1="9.915cm" svg:y1="33.97cm" svg:x2="19.176cm" svg:y2="32.438cm" draw:start-shape="id26" draw:start-glue-point="1" draw:end-shape="id32" draw:end-glue-point="3" svg:d="m9915 33970h500l8261-1532h500">
          <text:p text:style-name="P8"/>
        </draw:connector>
        <draw:connector draw:style-name="gr3" draw:text-style-name="P3" draw:layer="layout" draw:type="lines" svg:x1="9.998cm" svg:y1="38.654cm" svg:x2="19.176cm" svg:y2="32.438cm" draw:start-shape="id22" draw:start-glue-point="1" draw:end-shape="id32" draw:end-glue-point="3" svg:d="m9998 38654h500l8178-6216h500">
          <text:p text:style-name="P8"/>
        </draw:connector>
        <draw:connector draw:style-name="gr3" draw:text-style-name="P3" draw:layer="layout" draw:type="lines" svg:x1="9.971cm" svg:y1="30.879cm" svg:x2="19.176cm" svg:y2="32.438cm" draw:start-shape="id18" draw:start-glue-point="1" draw:end-shape="id32" draw:end-glue-point="3" svg:d="m9971 30879h500l8205 1559h500">
          <text:p text:style-name="P8"/>
        </draw:connector>
        <draw:connector draw:style-name="gr3" draw:text-style-name="P3" draw:layer="layout" draw:type="lines" svg:x1="9.971cm" svg:y1="26.443cm" svg:x2="19.176cm" svg:y2="32.438cm" draw:start-shape="id16" draw:start-glue-point="1" draw:end-shape="id32" draw:end-glue-point="3" svg:d="m9971 26443h500l8205 5995h500">
          <text:p text:style-name="P8"/>
        </draw:connector>
        <draw:connector draw:style-name="gr3" draw:text-style-name="P3" draw:layer="layout" draw:type="lines" svg:x1="10cm" svg:y1="22.493cm" svg:x2="19.176cm" svg:y2="32.438cm" draw:start-shape="id14" draw:start-glue-point="1" draw:end-shape="id32" draw:end-glue-point="3" svg:d="m10000 22493h500l8176 9945h500">
          <text:p text:style-name="P8"/>
        </draw:connector>
        <draw:connector draw:style-name="gr3" draw:text-style-name="P3" draw:layer="layout" draw:type="lines" svg:x1="9.887cm" svg:y1="16.339cm" svg:x2="19.176cm" svg:y2="32.438cm" draw:start-shape="id3" draw:start-glue-point="1" draw:end-shape="id32" draw:end-glue-point="3" svg:d="m9887 16339h500l8289 16099h500">
          <text:p text:style-name="P8"/>
        </draw:connector>
        <draw:connector draw:style-name="gr3" draw:text-style-name="P3" draw:layer="layout" draw:type="lines" svg:x1="9.915cm" svg:y1="9.21cm" svg:x2="19.176cm" svg:y2="32.438cm" draw:start-shape="id1" draw:start-glue-point="1" draw:end-shape="id32" draw:end-glue-point="3" svg:d="m9915 9210h500l8261 23228h500">
          <text:p text:style-name="P8"/>
        </draw:connector>
        <draw:connector draw:style-name="gr3" draw:text-style-name="P3" draw:layer="layout" draw:type="lines" svg:x1="8.66cm" svg:y1="21.752cm" svg:x2="19.176cm" svg:y2="17.692cm" draw:start-shape="id14" draw:start-glue-point="0" draw:end-shape="id33" draw:end-glue-point="3" svg:d="m8660 21752v-500l10016-3560h500">
          <text:p text:style-name="P8"/>
        </draw:connector>
        <draw:connector draw:style-name="gr3" draw:text-style-name="P3" draw:layer="layout" draw:type="lines" svg:x1="8.631cm" svg:y1="25.702cm" svg:x2="19.176cm" svg:y2="17.537cm" draw:start-shape="id16" draw:start-glue-point="0" draw:end-shape="id33" draw:end-glue-point="3" svg:d="m8631 25702v-500l10045-7665h500">
          <text:p text:style-name="P8"/>
        </draw:connector>
        <draw:connector draw:style-name="gr3" draw:text-style-name="P3" draw:layer="layout" draw:type="lines" svg:x1="8.631cm" svg:y1="30.138cm" svg:x2="20.886cm" svg:y2="18.849cm" draw:start-shape="id18" draw:start-glue-point="0" draw:end-shape="id33" draw:end-glue-point="2" svg:d="m8631 30138v-500l12255-10289v-500">
          <text:p text:style-name="P8"/>
        </draw:connector>
        <draw:connector draw:style-name="gr3" draw:text-style-name="P3" draw:layer="layout" draw:type="lines" svg:x1="8.575cm" svg:y1="33.229cm" svg:x2="20.929cm" svg:y2="19.159cm" draw:start-shape="id26" draw:start-glue-point="0" draw:end-shape="id33" draw:end-glue-point="2" svg:d="m8575 33229v-500l12354-13070v-500">
          <text:p text:style-name="P8"/>
        </draw:connector>
        <draw:connector draw:style-name="gr3" draw:text-style-name="P3" draw:layer="layout" draw:type="lines" svg:x1="8.658cm" svg:y1="37.913cm" svg:x2="20.886cm" svg:y2="18.849cm" draw:start-shape="id22" draw:start-glue-point="0" draw:end-shape="id33" draw:end-glue-point="2" svg:d="m8658 37913v-500l12228-18064v-500">
          <text:p text:style-name="P8"/>
        </draw:connector>
        <draw:connector draw:style-name="gr3" draw:text-style-name="P3" draw:layer="layout" draw:type="lines" svg:x1="22.538cm" svg:y1="32.438cm" svg:x2="30.329cm" svg:y2="31.671cm" draw:start-shape="id32" draw:start-glue-point="1" draw:end-shape="id20" draw:end-glue-point="3" svg:d="m22538 32438h500l6791-767h500">
          <text:p text:style-name="P8"/>
        </draw:connector>
        <draw:connector draw:style-name="gr3" draw:text-style-name="P3" draw:layer="layout" draw:type="lines" svg:x1="22.538cm" svg:y1="32.438cm" svg:x2="30.129cm" svg:y2="27.756cm" draw:start-shape="id32" draw:start-glue-point="1" draw:end-shape="id28" draw:end-glue-point="3" svg:d="m22538 32438h500l6591-4682h500">
          <text:p text:style-name="P8"/>
        </draw:connector>
        <draw:connector draw:style-name="gr3" draw:text-style-name="P3" draw:layer="layout" draw:type="lines" svg:x1="22.538cm" svg:y1="32.438cm" svg:x2="30.129cm" svg:y2="23.387cm" draw:start-shape="id32" draw:start-glue-point="1" draw:end-shape="id12" draw:end-glue-point="3" svg:d="m22538 32438h500l6591-9051h500">
          <text:p text:style-name="P8"/>
        </draw:connector>
        <draw:connector draw:style-name="gr3" draw:text-style-name="P3" draw:layer="layout" draw:type="lines" svg:x1="22.538cm" svg:y1="32.438cm" svg:x2="30.129cm" svg:y2="18.258cm" draw:start-shape="id32" draw:start-glue-point="1" draw:end-shape="id11" draw:end-glue-point="3" svg:d="m22538 32438h500l6591-14180h500">
          <text:p text:style-name="P8"/>
        </draw:connector>
        <draw:connector draw:style-name="gr3" draw:text-style-name="P3" draw:layer="layout" draw:type="lines" svg:x1="22.538cm" svg:y1="32.438cm" svg:x2="30.129cm" svg:y2="13.799cm" draw:start-shape="id32" draw:start-glue-point="1" draw:end-shape="id9" draw:end-glue-point="3" svg:d="m22538 32438h500l6591-18639h500">
          <text:p text:style-name="P8"/>
        </draw:connector>
        <draw:connector draw:style-name="gr3" draw:text-style-name="P3" draw:layer="layout" draw:type="lines" svg:x1="22.538cm" svg:y1="32.438cm" svg:x2="30.1cm" svg:y2="9.549cm" draw:start-shape="id32" draw:start-glue-point="1" draw:end-shape="id7" draw:end-glue-point="3" svg:d="m22538 32438h500l6562-22889h500">
          <text:p text:style-name="P8"/>
        </draw:connector>
        <draw:connector draw:style-name="gr3" draw:text-style-name="P3" draw:layer="layout" draw:type="lines" svg:x1="22.538cm" svg:y1="32.438cm" svg:x2="30.101cm" svg:y2="6.101cm" draw:start-shape="id32" draw:start-glue-point="1" draw:end-shape="id5" draw:end-glue-point="3" svg:d="m22538 32438h500l6563-26337h500">
          <text:p text:style-name="P8"/>
        </draw:connector>
        <draw:connector draw:style-name="gr3" draw:text-style-name="P3" draw:layer="layout" draw:type="lines" svg:x1="22.538cm" svg:y1="32.438cm" svg:x2="30.129cm" svg:y2="39.266cm" draw:start-shape="id32" draw:start-glue-point="1" draw:end-shape="id24" draw:end-glue-point="3" svg:d="m22538 32438h500l6591 6828h500">
          <text:p text:style-name="P8"/>
        </draw:connector>
        <draw:connector draw:style-name="gr3" draw:text-style-name="P3" draw:layer="layout" draw:type="lines" svg:x1="31.44cm" svg:y1="6.842cm" svg:x2="20.929cm" svg:y2="16.226cm" draw:start-shape="id5" draw:start-glue-point="2" draw:end-shape="id33" draw:end-glue-point="0" svg:d="m31440 6842v500l-10511 8384v500">
          <text:p text:style-name="P8"/>
        </draw:connector>
        <draw:connector draw:style-name="gr3" draw:text-style-name="P3" draw:layer="layout" draw:type="lines" svg:x1="31.439cm" svg:y1="10.29cm" svg:x2="20.929cm" svg:y2="16.226cm" draw:start-shape="id7" draw:start-glue-point="2" draw:end-shape="id33" draw:end-glue-point="0" svg:d="m31439 10290v500l-10510 4936v500">
          <text:p text:style-name="P8"/>
        </draw:connector>
        <draw:connector draw:style-name="gr3" draw:text-style-name="P3" draw:layer="layout" draw:type="lines" svg:x1="31.468cm" svg:y1="14.54cm" svg:x2="22.596cm" svg:y2="17.537cm" draw:start-shape="id9" draw:start-glue-point="2" draw:end-shape="id33" draw:end-glue-point="1" svg:d="m31468 14540v500l-8372 2497h-500">
          <text:p text:style-name="P8"/>
        </draw:connector>
        <draw:connector draw:style-name="gr3" draw:text-style-name="P3" draw:layer="layout" draw:type="lines" svg:x1="31.468cm" svg:y1="17.517cm" svg:x2="22.682cm" svg:y2="17.692cm" draw:start-shape="id11" draw:start-glue-point="0" draw:end-shape="id33" draw:end-glue-point="1" svg:d="m31468 17517v-500l-8286 675h-500">
          <text:p text:style-name="P8"/>
        </draw:connector>
        <draw:connector draw:style-name="gr3" draw:text-style-name="P3" draw:layer="layout" draw:type="lines" svg:x1="31.468cm" svg:y1="22.646cm" svg:x2="22.596cm" svg:y2="17.537cm" draw:start-shape="id12" draw:start-glue-point="0" draw:end-shape="id33" draw:end-glue-point="1" svg:d="m31468 22646v-500l-8372-4609h-500">
          <text:p text:style-name="P8"/>
        </draw:connector>
        <draw:connector draw:style-name="gr3" draw:text-style-name="P3" draw:layer="layout" draw:type="lines" svg:x1="31.468cm" svg:y1="27.015cm" svg:x2="22.596cm" svg:y2="17.537cm" draw:start-shape="id28" draw:start-glue-point="0" draw:end-shape="id33" draw:end-glue-point="1" svg:d="m31468 27015v-500l-8372-8978h-500">
          <text:p text:style-name="P8"/>
        </draw:connector>
        <draw:connector draw:style-name="gr3" draw:text-style-name="P3" draw:layer="layout" draw:type="lines" svg:x1="8.547cm" svg:y1="17.2cm" svg:x2="19.176cm" svg:y2="17.692cm" draw:start-shape="id3" draw:start-glue-point="2" draw:end-shape="id33" draw:end-glue-point="3" svg:d="m8547 17200v500l10129-8h500">
          <text:p text:style-name="P8"/>
        </draw:connector>
        <draw:connector draw:style-name="gr3" draw:text-style-name="P3" draw:layer="layout" draw:type="lines" svg:x1="8.575cm" svg:y1="9.951cm" svg:x2="20.929cm" svg:y2="16.226cm" draw:start-shape="id1" draw:start-glue-point="2" draw:end-shape="id33" draw:end-glue-point="0" svg:d="m8575 9951v500l12354 5275v500">
          <text:p text:style-name="P8"/>
        </draw:connector>
        <draw:connector draw:style-name="gr3" draw:text-style-name="P3" draw:layer="layout" draw:type="lines" svg:x1="31.668cm" svg:y1="30.93cm" svg:x2="20.886cm" svg:y2="18.849cm" draw:start-shape="id20" draw:start-glue-point="0" draw:end-shape="id33" draw:end-glue-point="2" svg:d="m31668 30930v-500l-10782-11081v-500">
          <text:p text:style-name="P8"/>
        </draw:connector>
        <draw:connector draw:style-name="gr3" draw:text-style-name="P3" draw:layer="layout" draw:type="lines" svg:x1="31.568cm" svg:y1="34.868cm" svg:x2="20.886cm" svg:y2="18.849cm" draw:start-shape="id30" draw:start-glue-point="0" draw:end-shape="id33" draw:end-glue-point="2" svg:d="m31568 34868v-500l-10682-15019v-500">
          <text:p text:style-name="P8"/>
        </draw:connector>
        <draw:connector draw:style-name="gr3" draw:text-style-name="P3" draw:layer="layout" draw:type="lines" svg:x1="31.468cm" svg:y1="38.525cm" svg:x2="20.886cm" svg:y2="18.849cm" draw:start-shape="id24" draw:start-glue-point="0" draw:end-shape="id33" draw:end-glue-point="2" svg:d="m31468 38525v-500l-10582-18676v-500">
          <text:p text:style-name="P8"/>
        </draw:connector>
        <draw:frame draw:style-name="gr55" draw:text-style-name="P11" draw:layer="layout" svg:width="0.727cm" svg:height="0.39cm" svg:x="22.69cm" svg:y="16.766cm">
          <draw:text-box>
            <text:p text:style-name="P8"><text:span text:style-name="T4">1..1</text:span></text:p>
          </draw:text-box>
        </draw:frame>
        <draw:g draw:id="id35">
          <draw:frame draw:style-name="gr58" draw:text-style-name="P2" draw:layer="layout" svg:width="3.327cm" svg:height="0.412cm" svg:x="36.563cm" svg:y="42.688cm">
            <draw:text-box>
              <text:p text:style-name="P1"><text:span text:style-name="T1">Custom</text:span></text:p>
            </draw:text-box>
          </draw:frame>
          <draw:rect draw:style-name="gr2" draw:text-style-name="P3" draw:layer="layout" svg:width="3.36cm" svg:height="5.739cm" svg:x="36.557cm" svg:y="42.583cm">
            <text:p text:style-name="P8"/>
          </draw:rect>
          <draw:line draw:style-name="gr3" draw:text-style-name="P3" draw:layer="layout" svg:x1="36.556cm" svg:y1="43.144cm" svg:x2="39.917cm" svg:y2="43.144cm">
            <text:p text:style-name="P8"/>
          </draw:line>
          <draw:frame draw:style-name="gr59" draw:text-style-name="P5" draw:layer="layout" svg:width="3.335cm" svg:height="4.933cm" svg:x="36.555cm" svg:y="43.25cm">
            <draw:text-box>
              <text:p text:style-name="P4"><text:span text:style-name="T2">id</text:span></text:p>
              <text:p text:style-name="P4"><text:span text:style-name="T1">SupportEnd</text:span></text:p>
              <text:p text:style-name="P4"><text:span text:style-name="T1">BuyDate</text:span></text:p>
              <text:p text:style-name="P4"><text:span text:style-name="T1">DeliveryDate</text:span></text:p>
              <text:p text:style-name="P4"><text:span text:style-name="T1">WorkingDate</text:span></text:p>
              <text:p text:style-name="P4"><text:span text:style-name="T1">WarrantyEnd</text:span></text:p>
              <text:p text:style-name="P4"><text:span text:style-name="T1">Department</text:span></text:p>
              <text:p text:style-name="P4"><text:span text:style-name="T1">Location</text:span></text:p>
              <text:p text:style-name="P4"><text:span text:style-name="T1">Phone</text:span></text:p>
              <text:p text:style-name="P4"><text:span text:style-name="T1">Comments</text:span></text:p>
              <text:p text:style-name="P4"><text:span text:style-name="T1">BuyValue</text:span></text:p>
              <text:p text:style-name="P4"><text:span text:style-name="T1">ResidualValue</text:span></text:p>
            </draw:text-box>
          </draw:frame>
        </draw:g>
        <draw:g draw:id="id34">
          <draw:ellipse draw:style-name="gr2" draw:text-style-name="P3" draw:layer="layout" svg:width="2.673cm" svg:height="1.482cm" svg:x="30.236cm" svg:y="43.568cm">
            <text:p text:style-name="P8"/>
          </draw:ellipse>
          <draw:frame draw:style-name="gr60" draw:text-style-name="P9" draw:layer="layout" svg:width="1.78cm" svg:height="0.374cm" svg:x="30.675cm" svg:y="43.888cm">
            <draw:text-box>
              <text:p text:style-name="P8"><text:span text:style-name="T3">hasCustom</text:span></text:p>
            </draw:text-box>
          </draw:frame>
          <draw:line draw:style-name="gr3" draw:text-style-name="P3" draw:layer="layout" svg:x1="30.23cm" svg:y1="44.309cm" svg:x2="32.903cm" svg:y2="44.309cm">
            <text:p text:style-name="P8"/>
          </draw:line>
        </draw:g>
        <draw:connector draw:style-name="gr3" draw:text-style-name="P3" draw:layer="layout" draw:type="lines" svg:x1="32.909cm" svg:y1="44.309cm" svg:x2="36.555cm" svg:y2="45.452cm" draw:start-shape="id34" draw:start-glue-point="1" draw:end-shape="id35" draw:end-glue-point="3" svg:d="m32909 44309h500l2646 1143h500">
          <text:p text:style-name="P8"/>
        </draw:connector>
        <draw:frame draw:style-name="gr55" draw:text-style-name="P11" draw:layer="layout" svg:width="0.727cm" svg:height="0.39cm" svg:x="35.911cm" svg:y="45.713cm">
          <draw:text-box>
            <text:p text:style-name="P8"><text:span text:style-name="T4">1..1</text:span></text:p>
          </draw:text-box>
        </draw:frame>
        <draw:connector draw:style-name="gr3" draw:text-style-name="P3" draw:layer="layout" draw:type="lines" svg:x1="31.569cm" svg:y1="43.568cm" svg:x2="20.886cm" svg:y2="18.849cm" draw:start-shape="id34" draw:start-glue-point="0" draw:end-shape="id33" draw:end-glue-point="2" svg:d="m31569 43568v-500l-10683-23719v-500">
          <text:p text:style-name="P8"/>
        </draw:connector>
        <draw:connector draw:style-name="gr3" draw:text-style-name="P3" draw:layer="layout" svg:x1="30.23cm" svg:y1="44.309cm" svg:x2="30.23cm" svg:y2="44.309cm" draw:start-shape="id34" draw:start-glue-point="3" draw:end-shape="id34" draw:end-glue-point="3" svg:d="m30230 44309">
          <text:p text:style-name="P8"/>
        </draw:connector>
        <draw:connector draw:style-name="gr3" draw:text-style-name="P3" draw:layer="layout" draw:type="lines" svg:x1="22.538cm" svg:y1="32.438cm" svg:x2="30.23cm" svg:y2="44.309cm" draw:start-shape="id32" draw:start-glue-point="1" draw:end-shape="id34" svg:d="m22538 32438h500l6692 11871h500">
          <text:p text:style-name="P8"/>
        </draw:connector>
        <draw:connector draw:style-name="gr3" draw:text-style-name="P3" draw:layer="layout" draw:type="lines" svg:x1="22.538cm" svg:y1="32.438cm" svg:x2="30.229cm" svg:y2="35.609cm" draw:start-shape="id32" draw:start-glue-point="1" draw:end-shape="id30" draw:end-glue-point="3" svg:d="m22538 32438h500l6691 3171h500">
          <text:p text:style-name="P8"/>
        </draw:connector>
        <draw:g draw:id="id37">
          <draw:frame draw:style-name="gr61" draw:text-style-name="P2" draw:layer="layout" svg:width="3.327cm" svg:height="0.412cm" svg:x="2.331cm" svg:y="41.088cm">
            <draw:text-box>
              <text:p text:style-name="P1"><text:span text:style-name="T1">BootDisk</text:span></text:p>
            </draw:text-box>
          </draw:frame>
          <draw:rect draw:style-name="gr2" draw:text-style-name="P3" draw:layer="layout" svg:width="3.36cm" svg:height="3.661cm" svg:x="2.325cm" svg:y="40.983cm">
            <text:p text:style-name="P8"/>
          </draw:rect>
          <draw:line draw:style-name="gr3" draw:text-style-name="P3" draw:layer="layout" svg:x1="2.324cm" svg:y1="41.544cm" svg:x2="5.685cm" svg:y2="41.544cm">
            <text:p text:style-name="P8"/>
          </draw:line>
          <draw:frame draw:style-name="gr62" draw:text-style-name="P5" draw:layer="layout" svg:width="3.335cm" svg:height="3.289cm" svg:x="2.323cm" svg:y="41.65cm">
            <draw:text-box>
              <text:p text:style-name="P4"><text:span text:style-name="T2">id</text:span></text:p>
              <text:p text:style-name="P4"><text:span text:style-name="T1">Num</text:span></text:p>
              <text:p text:style-name="P4"><text:span text:style-name="T1">Name</text:span></text:p>
              <text:p text:style-name="P4"><text:span text:style-name="T1">Cyl</text:span></text:p>
              <text:p text:style-name="P4"><text:span text:style-name="T1">Head</text:span></text:p>
              <text:p text:style-name="P4"><text:span text:style-name="T1">Sector</text:span></text:p>
              <text:p text:style-name="P4"><text:span text:style-name="T1">Capacity</text:span></text:p>
            </draw:text-box>
          </draw:frame>
        </draw:g>
        <draw:frame draw:style-name="gr55" draw:text-style-name="P11" draw:layer="layout" svg:width="0.727cm" svg:height="0.39cm" svg:x="5.911cm" svg:y="43.314cm">
          <draw:text-box>
            <text:p text:style-name="P8"><text:span text:style-name="T4">1..1</text:span></text:p>
          </draw:text-box>
        </draw:frame>
        <draw:g draw:id="id36">
          <draw:ellipse draw:style-name="gr2" draw:text-style-name="P3" draw:layer="layout" svg:width="2.673cm" svg:height="1.482cm" svg:x="7.299cm" svg:y="41.944cm">
            <text:p text:style-name="P8"/>
          </draw:ellipse>
          <draw:frame draw:style-name="gr63" draw:text-style-name="P10" draw:layer="layout" svg:width="2.073cm" svg:height="0.747cm" svg:x="7.65cm" svg:y="42.264cm">
            <draw:text-box>
              <text:p text:style-name="P8"><text:span text:style-name="T3">hasBootDisk</text:span></text:p>
              <text:p text:style-name="P8"><text:span text:style-name="T3"/></text:p>
            </draw:text-box>
          </draw:frame>
          <draw:line draw:style-name="gr3" draw:text-style-name="P3" draw:layer="layout" svg:x1="7.293cm" svg:y1="42.685cm" svg:x2="9.966cm" svg:y2="42.685cm">
            <text:p text:style-name="P8"/>
          </draw:line>
        </draw:g>
        <draw:connector draw:style-name="gr3" draw:text-style-name="P3" draw:layer="layout" draw:type="lines" svg:x1="7.293cm" svg:y1="42.685cm" svg:x2="5.685cm" svg:y2="42.961cm" draw:start-shape="id36" draw:start-glue-point="3" draw:end-shape="id37" draw:end-glue-point="1" svg:d="m7293 42685h-500l-608 276h-500">
          <text:p text:style-name="P8"/>
        </draw:connector>
        <draw:connector draw:style-name="gr3" draw:text-style-name="P3" draw:layer="layout" draw:type="lines" svg:x1="9.972cm" svg:y1="42.685cm" svg:x2="19.176cm" svg:y2="32.438cm" draw:start-shape="id36" draw:start-glue-point="1" draw:end-shape="id32" draw:end-glue-point="3" svg:d="m9972 42685h500l8204-10247h500">
          <text:p text:style-name="P8"/>
        </draw:connector>
        <draw:connector draw:style-name="gr3" draw:text-style-name="P3" draw:layer="layout" draw:type="lines" svg:x1="8.632cm" svg:y1="41.944cm" svg:x2="20.886cm" svg:y2="18.849cm" draw:start-shape="id36" draw:start-glue-point="0" draw:end-shape="id33" draw:end-glue-point="2" svg:d="m8632 41944v-500l12254-22095v-500">
          <text:p text:style-name="P8"/>
        </draw:connector>
        <draw:g draw:id="id39">
          <draw:frame draw:style-name="gr64" draw:text-style-name="P2" draw:layer="layout" svg:width="3.327cm" svg:height="0.412cm" svg:x="2.331cm" svg:y="45.588cm">
            <draw:text-box>
              <text:p text:style-name="P1"><text:span text:style-name="T1">BootGeneral</text:span></text:p>
            </draw:text-box>
          </draw:frame>
          <draw:rect draw:style-name="gr2" draw:text-style-name="P3" draw:layer="layout" svg:width="3.36cm" svg:height="6.561cm" svg:x="2.325cm" svg:y="45.483cm">
            <text:p text:style-name="P8"/>
          </draw:rect>
          <draw:line draw:style-name="gr3" draw:text-style-name="P3" draw:layer="layout" svg:x1="2.324cm" svg:y1="46.044cm" svg:x2="5.685cm" svg:y2="46.044cm">
            <text:p text:style-name="P8"/>
          </draw:line>
          <draw:frame draw:style-name="gr65" draw:text-style-name="P5" draw:layer="layout" svg:width="3.335cm" svg:height="5.755cm" svg:x="2.323cm" svg:y="46.15cm">
            <draw:text-box>
              <text:p text:style-name="P4"><text:span text:style-name="T2">id</text:span></text:p>
              <text:p text:style-name="P4"><text:span text:style-name="T1">MacAddr</text:span></text:p>
              <text:p text:style-name="P4"><text:span text:style-name="T1">LowMem</text:span></text:p>
              <text:p text:style-name="P4"><text:span text:style-name="T1">HighMem</text:span></text:p>
              <text:p text:style-name="P4"><text:span text:style-name="T1">TotalMem</text:span></text:p>
              <text:p text:style-name="P4"><text:span text:style-name="T1">CpuVendor</text:span></text:p>
              <text:p text:style-name="P4"><text:span text:style-name="T1">Model</text:span></text:p>
              <text:p text:style-name="P4"><text:span text:style-name="T1">Freq</text:span></text:p>
              <text:p text:style-name="P4"><text:span text:style-name="T1">System</text:span></text:p>
              <text:p text:style-name="P4"><text:span text:style-name="T1">Bios</text:span></text:p>
              <text:p text:style-name="P4"><text:span text:style-name="T1">MiscSMB</text:span></text:p>
              <text:p text:style-name="P4"><text:span text:style-name="T1">MiscMem</text:span></text:p>
              <text:p text:style-name="P4"><text:span text:style-name="T1">Chassis</text:span></text:p>
              <text:p text:style-name="P4"><text:span text:style-name="T1">CpuNum</text:span></text:p>
            </draw:text-box>
          </draw:frame>
        </draw:g>
        <draw:g draw:id="id38">
          <draw:ellipse draw:style-name="gr2" draw:text-style-name="P3" draw:layer="layout" svg:width="2.673cm" svg:height="1.482cm" svg:x="7.3cm" svg:y="47.344cm">
            <text:p text:style-name="P8"/>
          </draw:ellipse>
          <draw:frame draw:style-name="gr66" draw:text-style-name="P10" draw:layer="layout" svg:width="2.55cm" svg:height="0.747cm" svg:x="7.351cm" svg:y="47.664cm">
            <draw:text-box>
              <text:p text:style-name="P8"><text:span text:style-name="T3">hasBootGeneral</text:span></text:p>
              <text:p text:style-name="P8"><text:span text:style-name="T3"/></text:p>
            </draw:text-box>
          </draw:frame>
          <draw:line draw:style-name="gr3" draw:text-style-name="P3" draw:layer="layout" svg:x1="7.294cm" svg:y1="48.085cm" svg:x2="9.967cm" svg:y2="48.085cm">
            <text:p text:style-name="P8"/>
          </draw:line>
        </draw:g>
        <draw:connector draw:style-name="gr3" draw:text-style-name="P3" draw:layer="layout" draw:type="lines" svg:x1="7.294cm" svg:y1="48.085cm" svg:x2="5.685cm" svg:y2="48.763cm" draw:start-shape="id38" draw:start-glue-point="3" draw:end-shape="id39" draw:end-glue-point="1" svg:d="m7294 48085h-500l-609 678h-500">
          <text:p text:style-name="P8"/>
        </draw:connector>
        <draw:connector draw:style-name="gr3" draw:text-style-name="P3" draw:layer="layout" draw:type="lines" svg:x1="8.633cm" svg:y1="47.344cm" svg:x2="20.886cm" svg:y2="18.849cm" draw:start-shape="id38" draw:start-glue-point="0" draw:end-shape="id33" draw:end-glue-point="2" svg:d="m8633 47344v-500l12253-27495v-500">
          <text:p text:style-name="P8"/>
        </draw:connector>
        <draw:connector draw:style-name="gr3" draw:text-style-name="P3" draw:layer="layout" draw:type="lines" svg:x1="9.973cm" svg:y1="48.085cm" svg:x2="19.176cm" svg:y2="32.438cm" draw:start-shape="id38" draw:start-glue-point="1" draw:end-shape="id32" draw:end-glue-point="3" svg:d="m9973 48085h500l8203-15647h500">
          <text:p text:style-name="P8"/>
        </draw:connector>
        <draw:frame draw:style-name="gr55" draw:text-style-name="P11" draw:layer="layout" svg:width="0.727cm" svg:height="0.39cm" svg:x="5.912cm" svg:y="49.014cm">
          <draw:text-box>
            <text:p text:style-name="P8"><text:span text:style-name="T4">1..1</text:span></text:p>
          </draw:text-box>
        </draw:frame>
        <draw:g draw:id="id40">
          <draw:frame draw:style-name="gr67" draw:text-style-name="P2" draw:layer="layout" svg:width="3.327cm" svg:height="0.412cm" svg:x="2.359cm" svg:y="52.399cm">
            <draw:text-box>
              <text:p text:style-name="P1"><text:span text:style-name="T1">BootMem</text:span></text:p>
            </draw:text-box>
          </draw:frame>
          <draw:rect draw:style-name="gr2" draw:text-style-name="P3" draw:layer="layout" svg:width="3.36cm" svg:height="3.773cm" svg:x="2.353cm" svg:y="52.294cm">
            <text:p text:style-name="P8"/>
          </draw:rect>
          <draw:line draw:style-name="gr3" draw:text-style-name="P3" draw:layer="layout" svg:x1="2.352cm" svg:y1="52.855cm" svg:x2="5.713cm" svg:y2="52.855cm">
            <text:p text:style-name="P8"/>
          </draw:line>
          <draw:frame draw:style-name="gr68" draw:text-style-name="P5" draw:layer="layout" svg:width="3.335cm" svg:height="3.289cm" svg:x="2.351cm" svg:y="52.961cm">
            <draw:text-box>
              <text:p text:style-name="P4"><text:span text:style-name="T2">id</text:span></text:p>
              <text:p text:style-name="P4"><text:span text:style-name="T1">Used</text:span></text:p>
              <text:p text:style-name="P4"><text:span text:style-name="T1">Location</text:span></text:p>
              <text:p text:style-name="P4"><text:span text:style-name="T1">Form</text:span></text:p>
              <text:p text:style-name="P4"><text:span text:style-name="T1">Type</text:span></text:p>
              <text:p text:style-name="P4"><text:span text:style-name="T1">Speed</text:span></text:p>
              <text:p text:style-name="P4"><text:span text:style-name="T1">Capacity</text:span></text:p>
            </draw:text-box>
          </draw:frame>
        </draw:g>
        <draw:g draw:id="id44">
          <draw:frame draw:style-name="gr69" draw:text-style-name="P2" draw:layer="layout" svg:width="3.327cm" svg:height="0.412cm" svg:x="36.561cm" svg:y="53.528cm">
            <draw:text-box>
              <text:p text:style-name="P1"><text:span text:style-name="T1">BootPCI</text:span></text:p>
            </draw:text-box>
          </draw:frame>
          <draw:rect draw:style-name="gr2" draw:text-style-name="P3" draw:layer="layout" svg:width="3.36cm" svg:height="4.161cm" svg:x="36.555cm" svg:y="53.423cm">
            <text:p text:style-name="P8"/>
          </draw:rect>
          <draw:line draw:style-name="gr3" draw:text-style-name="P3" draw:layer="layout" svg:x1="36.554cm" svg:y1="53.984cm" svg:x2="39.915cm" svg:y2="53.984cm">
            <text:p text:style-name="P8"/>
          </draw:line>
          <draw:frame draw:style-name="gr70" draw:text-style-name="P5" draw:layer="layout" svg:width="3.335cm" svg:height="3.7cm" svg:x="36.553cm" svg:y="54.09cm">
            <draw:text-box>
              <text:p text:style-name="P4"><text:span text:style-name="T2">id</text:span></text:p>
              <text:p text:style-name="P4"><text:span text:style-name="T1">Num</text:span></text:p>
              <text:p text:style-name="P4"><text:span text:style-name="T1">Bus</text:span></text:p>
              <text:p text:style-name="P4"><text:span text:style-name="T1">Func</text:span></text:p>
              <text:p text:style-name="P4"><text:span text:style-name="T1">Vendor</text:span></text:p>
              <text:p text:style-name="P4"><text:span text:style-name="T1">Device</text:span></text:p>
              <text:p text:style-name="P4"><text:span text:style-name="T1">Class</text:span></text:p>
              <text:p text:style-name="P4"><text:span text:style-name="T1">Type</text:span></text:p>
              <text:p text:style-name="P4"><text:span text:style-name="T1"/></text:p>
            </draw:text-box>
          </draw:frame>
        </draw:g>
        <draw:g draw:id="id42">
          <draw:frame draw:style-name="gr71" draw:text-style-name="P2" draw:layer="layout" svg:width="3.327cm" svg:height="0.823cm" svg:x="36.561cm" svg:y="49.338cm">
            <draw:text-box>
              <text:p text:style-name="P1"><text:span text:style-name="T1">BootPart</text:span></text:p>
              <text:p text:style-name="P1"><text:span text:style-name="T1"/></text:p>
            </draw:text-box>
          </draw:frame>
          <draw:rect draw:style-name="gr2" draw:text-style-name="P3" draw:layer="layout" svg:width="3.36cm" svg:height="3.313cm" svg:x="36.555cm" svg:y="49.233cm">
            <text:p text:style-name="P8"/>
          </draw:rect>
          <draw:line draw:style-name="gr3" draw:text-style-name="P3" draw:layer="layout" svg:x1="36.554cm" svg:y1="49.794cm" svg:x2="39.915cm" svg:y2="49.794cm">
            <text:p text:style-name="P8"/>
          </draw:line>
          <draw:frame draw:style-name="gr72" draw:text-style-name="P5" draw:layer="layout" svg:width="3.335cm" svg:height="2.878cm" svg:x="36.553cm" svg:y="49.9cm">
            <draw:text-box>
              <text:p text:style-name="P4"><text:span text:style-name="T2">id</text:span></text:p>
              <text:p text:style-name="P4"><text:span text:style-name="T1">Disk</text:span></text:p>
              <text:p text:style-name="P4"><text:span text:style-name="T1">Num</text:span></text:p>
              <text:p text:style-name="P4"><text:span text:style-name="T1">Type</text:span></text:p>
              <text:p text:style-name="P4"><text:span text:style-name="T1">Length</text:span></text:p>
              <text:p text:style-name="P4"><text:span text:style-name="T1">Flag</text:span></text:p>
              <text:p text:style-name="P4"><text:span text:style-name="T1"/></text:p>
            </draw:text-box>
          </draw:frame>
        </draw:g>
        <draw:g draw:id="id41">
          <draw:ellipse draw:style-name="gr2" draw:text-style-name="P3" draw:layer="layout" svg:width="2.673cm" svg:height="1.482cm" svg:x="7.301cm" svg:y="53.536cm">
            <text:p text:style-name="P8"/>
          </draw:ellipse>
          <draw:frame draw:style-name="gr73" draw:text-style-name="P10" draw:layer="layout" svg:width="2.106cm" svg:height="0.747cm" svg:x="7.652cm" svg:y="53.856cm">
            <draw:text-box>
              <text:p text:style-name="P8"><text:span text:style-name="T3">HasBootMem</text:span></text:p>
              <text:p text:style-name="P8"><text:span text:style-name="T3"/></text:p>
            </draw:text-box>
          </draw:frame>
          <draw:line draw:style-name="gr3" draw:text-style-name="P3" draw:layer="layout" svg:x1="7.295cm" svg:y1="54.277cm" svg:x2="9.968cm" svg:y2="54.277cm">
            <text:p text:style-name="P8"/>
          </draw:line>
        </draw:g>
        <draw:g draw:id="id43">
          <draw:ellipse draw:style-name="gr2" draw:text-style-name="P3" draw:layer="layout" svg:width="2.673cm" svg:height="1.482cm" svg:x="30.237cm" svg:y="48.268cm">
            <text:p text:style-name="P8"/>
          </draw:ellipse>
          <draw:frame draw:style-name="gr74" draw:text-style-name="P9" draw:layer="layout" svg:width="1.945cm" svg:height="0.374cm" svg:x="30.676cm" svg:y="48.588cm">
            <draw:text-box>
              <text:p text:style-name="P8"><text:span text:style-name="T3">hasBootPart</text:span></text:p>
            </draw:text-box>
          </draw:frame>
          <draw:line draw:style-name="gr3" draw:text-style-name="P3" draw:layer="layout" svg:x1="30.231cm" svg:y1="49.009cm" svg:x2="32.904cm" svg:y2="49.009cm">
            <text:p text:style-name="P8"/>
          </draw:line>
        </draw:g>
        <draw:g draw:id="id45">
          <draw:ellipse draw:style-name="gr2" draw:text-style-name="P3" draw:layer="layout" svg:width="2.673cm" svg:height="1.482cm" svg:x="30.238cm" svg:y="54.468cm">
            <text:p text:style-name="P8"/>
          </draw:ellipse>
          <draw:frame draw:style-name="gr75" draw:text-style-name="P10" draw:layer="layout" svg:width="1.831cm" svg:height="0.374cm" svg:x="30.677cm" svg:y="54.788cm">
            <draw:text-box>
              <text:p text:style-name="P8"><text:span text:style-name="T3">HasBootPCI</text:span></text:p>
            </draw:text-box>
          </draw:frame>
          <draw:line draw:style-name="gr3" draw:text-style-name="P3" draw:layer="layout" svg:x1="30.232cm" svg:y1="55.209cm" svg:x2="32.905cm" svg:y2="55.209cm">
            <text:p text:style-name="P8"/>
          </draw:line>
        </draw:g>
        <draw:connector draw:style-name="gr3" draw:text-style-name="P3" draw:layer="layout" draw:type="lines" svg:x1="5.713cm" svg:y1="54.272cm" svg:x2="7.295cm" svg:y2="54.277cm" draw:start-shape="id40" draw:start-glue-point="1" draw:end-shape="id41" draw:end-glue-point="3" svg:d="m5713 54272h500l582 5h500">
          <text:p text:style-name="P8"/>
        </draw:connector>
        <draw:connector draw:style-name="gr3" draw:text-style-name="P3" draw:layer="layout" draw:type="lines" svg:x1="9.974cm" svg:y1="54.277cm" svg:x2="19.176cm" svg:y2="32.438cm" draw:start-shape="id41" draw:start-glue-point="1" draw:end-shape="id32" draw:end-glue-point="3" svg:d="m9974 54277h500l8202-21839h500">
          <text:p text:style-name="P8"/>
        </draw:connector>
        <draw:connector draw:style-name="gr3" draw:text-style-name="P3" draw:layer="layout" draw:type="lines" svg:x1="8.634cm" svg:y1="53.536cm" svg:x2="20.929cm" svg:y2="19.159cm" draw:start-shape="id41" draw:start-glue-point="0" draw:end-shape="id33" draw:end-glue-point="2" svg:d="m8634 53536v-500l12295-33377v-500">
          <text:p text:style-name="P8"/>
        </draw:connector>
        <draw:connector draw:style-name="gr3" draw:text-style-name="P3" draw:layer="layout" draw:type="lines" svg:x1="36.553cm" svg:y1="51.005cm" svg:x2="32.91cm" svg:y2="49.009cm" draw:start-shape="id42" draw:start-glue-point="3" draw:end-shape="id43" draw:end-glue-point="1" svg:d="m36553 51005h-500l-2643-1996h-500">
          <text:p text:style-name="P8"/>
        </draw:connector>
        <draw:connector draw:style-name="gr3" draw:text-style-name="P3" draw:layer="layout" draw:type="lines" svg:x1="36.553cm" svg:y1="55.606cm" svg:x2="32.911cm" svg:y2="55.209cm" draw:start-shape="id44" draw:start-glue-point="3" draw:end-shape="id45" draw:end-glue-point="1" svg:d="m36553 55606h-500l-2642-397h-500">
          <text:p text:style-name="P8"/>
        </draw:connector>
        <draw:connector draw:style-name="gr3" draw:text-style-name="P3" draw:layer="layout" draw:type="lines" svg:x1="30.231cm" svg:y1="49.009cm" svg:x2="22.538cm" svg:y2="32.438cm" draw:start-shape="id43" draw:start-glue-point="3" draw:end-shape="id32" draw:end-glue-point="1" svg:d="m30231 49009h-500l-6693-16571h-500">
          <text:p text:style-name="P8"/>
        </draw:connector>
        <draw:connector draw:style-name="gr3" draw:text-style-name="P3" draw:layer="layout" draw:type="lines" svg:x1="30.232cm" svg:y1="55.209cm" svg:x2="22.538cm" svg:y2="32.438cm" draw:start-shape="id45" draw:start-glue-point="3" draw:end-shape="id32" draw:end-glue-point="1" svg:d="m30232 55209h-500l-6694-22771h-500">
          <text:p text:style-name="P8"/>
        </draw:connector>
        <draw:connector draw:style-name="gr3" draw:text-style-name="P3" draw:layer="layout" draw:type="lines" svg:x1="31.571cm" svg:y1="54.468cm" svg:x2="20.886cm" svg:y2="18.849cm" draw:start-shape="id45" draw:start-glue-point="0" draw:end-shape="id33" draw:end-glue-point="2" svg:d="m31571 54468v-500l-10685-34619v-500">
          <text:p text:style-name="P8"/>
        </draw:connector>
        <draw:connector draw:style-name="gr3" draw:text-style-name="P3" draw:layer="layout" draw:type="lines" svg:x1="31.57cm" svg:y1="48.268cm" svg:x2="20.886cm" svg:y2="18.849cm" draw:start-shape="id43" draw:start-glue-point="0" draw:end-shape="id33" draw:end-glue-point="2" svg:d="m31570 48268v-500l-10684-28419v-500">
          <text:p text:style-name="P8"/>
        </draw:connector>
        <draw:frame draw:style-name="gr55" draw:text-style-name="P11" draw:layer="layout" svg:width="0.727cm" svg:height="0.39cm" svg:x="35.912cm" svg:y="51.313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35.912cm" svg:y="55.813cm">
          <draw:text-box>
            <text:p text:style-name="P8"><text:span text:style-name="T4">1..1</text:span></text:p>
          </draw:text-box>
        </draw:frame>
        <draw:frame draw:style-name="gr55" draw:text-style-name="P11" draw:layer="layout" svg:width="0.727cm" svg:height="0.39cm" svg:x="5.913cm" svg:y="55.414cm">
          <draw:text-box>
            <text:p text:style-name="P8"><text:span text:style-name="T4">1..1</text:span></text:p>
          </draw:text-box>
        </draw:frame>
        <draw:g draw:id="id47">
          <draw:frame draw:style-name="gr76" draw:text-style-name="P7" draw:layer="layout" svg:width="3.2cm" svg:height="0.412cm" svg:x="2.427cm" svg:y="4.379cm">
            <draw:text-box>
              <text:p text:style-name="P6"><text:span text:style-name="T1">Entity</text:span></text:p>
            </draw:text-box>
          </draw:frame>
          <draw:rect draw:style-name="gr2" draw:text-style-name="P3" draw:layer="layout" svg:width="3.36cm" svg:height="2.018cm" svg:x="2.35cm" svg:y="4.274cm">
            <text:p text:style-name="P8"/>
          </draw:rect>
          <draw:line draw:style-name="gr3" draw:text-style-name="P3" draw:layer="layout" svg:x1="2.349cm" svg:y1="4.835cm" svg:x2="5.71cm" svg:y2="4.835cm">
            <text:p text:style-name="P8"/>
          </draw:line>
          <draw:frame draw:style-name="gr77" draw:text-style-name="P5" draw:layer="layout" svg:width="3.335cm" svg:height="1.645cm" svg:x="2.292cm" svg:y="4.941cm">
            <draw:text-box>
              <text:p text:style-name="P4"><text:span text:style-name="T2">id</text:span></text:p>
              <text:p text:style-name="P4"><text:span text:style-name="T1">Label</text:span></text:p>
              <text:p text:style-name="P4"><text:span text:style-name="T1">parentId</text:span></text:p>
            </draw:text-box>
          </draw:frame>
        </draw:g>
        <draw:g draw:id="id46">
          <draw:ellipse draw:style-name="gr2" draw:text-style-name="P3" draw:layer="layout" svg:width="2.673cm" svg:height="1.482cm" svg:x="7.215cm" svg:y="4.687cm">
            <text:p text:style-name="P8"/>
          </draw:ellipse>
          <draw:frame draw:style-name="gr39" draw:text-style-name="P9" draw:layer="layout" svg:width="1.886cm" svg:height="0.374cm" svg:x="7.633cm" svg:y="5.007cm">
            <draw:text-box>
              <text:p text:style-name="P8"><text:span text:style-name="T3">hasEntity</text:span></text:p>
            </draw:text-box>
          </draw:frame>
          <draw:line draw:style-name="gr3" draw:text-style-name="P3" draw:layer="layout" svg:x1="7.209cm" svg:y1="5.428cm" svg:x2="9.882cm" svg:y2="5.428cm">
            <text:p text:style-name="P8"/>
          </draw:line>
        </draw:g>
        <draw:connector draw:style-name="gr3" draw:text-style-name="P3" draw:layer="layout" svg:x1="7.209cm" svg:y1="5.428cm" svg:x2="5.71cm" svg:y2="5.43cm" draw:start-shape="id46" draw:start-glue-point="3" draw:end-shape="id47" draw:end-glue-point="1" svg:d="m7209 5428h-749v2h-750">
          <text:p text:style-name="P8"/>
        </draw:connector>
        <draw:connector draw:style-name="gr3" draw:text-style-name="P3" draw:layer="layout" draw:type="lines" svg:x1="9.888cm" svg:y1="5.428cm" svg:x2="19.176cm" svg:y2="32.438cm" draw:start-shape="id46" draw:start-glue-point="1" draw:end-shape="id32" draw:end-glue-point="3" svg:d="m9888 5428h500l8288 27010h500">
          <text:p text:style-name="P8"/>
        </draw:connector>
        <draw:frame draw:style-name="gr55" draw:text-style-name="P11" draw:layer="layout" svg:width="0.727cm" svg:height="0.39cm" svg:x="5.894cm" svg:y="5.587cm">
          <draw:text-box>
            <text:p text:style-name="P8"><text:span text:style-name="T4">1..1</text:span></text:p>
          </draw:text-box>
        </draw:frame>
        <draw:connector draw:style-name="gr3" draw:text-style-name="P3" draw:layer="layout" draw:type="lines" svg:x1="8.548cm" svg:y1="6.169cm" svg:x2="20.929cm" svg:y2="16.226cm" draw:start-shape="id46" draw:start-glue-point="2" draw:end-shape="id33" draw:end-glue-point="0" svg:d="m8548 6169v500l12381 9057v500">
          <text:p text:style-name="P8"/>
        </draw:connector>
        <draw:g draw:id="id49">
          <draw:frame draw:style-name="gr78" draw:text-style-name="P7" draw:layer="layout" svg:width="2.808cm" svg:height="0.488cm" svg:x="36.703cm" svg:y="0.753cm">
            <draw:text-box>
              <text:p text:style-name="P6"><text:span text:style-name="T1">Pci</text:span></text:p>
            </draw:text-box>
          </draw:frame>
          <draw:rect draw:style-name="gr2" draw:text-style-name="P3" draw:layer="layout" svg:width="3.36cm" svg:height="4.021cm" svg:x="36.528cm" svg:y="0.607cm">
            <text:p text:style-name="P8"/>
          </draw:rect>
          <draw:line draw:style-name="gr3" draw:text-style-name="P3" draw:layer="layout" svg:x1="36.527cm" svg:y1="1.317cm" svg:x2="39.888cm" svg:y2="1.317cm">
            <text:p text:style-name="P8"/>
          </draw:line>
          <draw:frame draw:style-name="gr79" draw:text-style-name="P5" draw:layer="layout" svg:width="3.335cm" svg:height="3.052cm" svg:x="36.526cm" svg:y="1.411cm">
            <draw:text-box>
              <text:p text:style-name="P4"><text:span text:style-name="T2">id</text:span></text:p>
              <text:p text:style-name="P4"><text:span text:style-name="T5">Bus</text:span></text:p>
              <text:p text:style-name="P4"><text:span text:style-name="T5">Func</text:span></text:p>
              <text:p text:style-name="P4"><text:span text:style-name="T5">Vendor</text:span></text:p>
              <text:p text:style-name="P4"><text:span text:style-name="T5">Device</text:span></text:p>
              <text:p text:style-name="P4"><text:span text:style-name="T5">Class</text:span></text:p>
              <text:p text:style-name="P4"><text:span text:style-name="T5">Type</text:span></text:p>
            </draw:text-box>
          </draw:frame>
        </draw:g>
        <draw:g draw:id="id48">
          <draw:ellipse draw:style-name="gr2" draw:text-style-name="P3" draw:layer="layout" svg:width="2.673cm" svg:height="1.482cm" svg:x="29.996cm" svg:y="1.889cm">
            <text:p text:style-name="P8"/>
          </draw:ellipse>
          <draw:frame draw:style-name="gr41" draw:text-style-name="P10" draw:layer="layout" svg:width="1.374cm" svg:height="0.374cm" svg:x="30.547cm" svg:y="2.209cm">
            <draw:text-box>
              <text:p text:style-name="P8"><text:span text:style-name="T3">hasPci</text:span></text:p>
            </draw:text-box>
          </draw:frame>
          <draw:line draw:style-name="gr3" draw:text-style-name="P3" draw:layer="layout" svg:x1="29.99cm" svg:y1="2.63cm" svg:x2="32.663cm" svg:y2="2.63cm">
            <text:p text:style-name="P8"/>
          </draw:line>
        </draw:g>
        <draw:connector draw:style-name="gr3" draw:text-style-name="P3" draw:layer="layout" svg:x1="32.669cm" svg:y1="2.63cm" svg:x2="36.526cm" svg:y2="2.617cm" draw:start-shape="id48" draw:start-glue-point="1" draw:end-shape="id49" draw:end-glue-point="3" svg:d="m32669 2630h1929v-13h1928">
          <text:p text:style-name="P8"/>
        </draw:connector>
        <draw:frame draw:style-name="gr55" draw:text-style-name="P11" draw:layer="layout" svg:width="0.727cm" svg:height="0.39cm" svg:x="35.545cm" svg:y="2.84cm">
          <draw:text-box>
            <text:p text:style-name="P8"><text:span text:style-name="T4">1..1</text:span></text:p>
          </draw:text-box>
        </draw:frame>
        <draw:connector draw:style-name="gr3" draw:text-style-name="P3" draw:layer="layout" draw:type="lines" svg:x1="22.538cm" svg:y1="32.438cm" svg:x2="29.99cm" svg:y2="2.63cm" draw:start-shape="id32" draw:start-glue-point="1" draw:end-shape="id48" draw:end-glue-point="3" svg:d="m22538 32438h500l6452-29808h500">
          <text:p text:style-name="P8"/>
        </draw:connector>
        <draw:connector draw:style-name="gr3" draw:text-style-name="P3" draw:layer="layout" draw:type="lines" svg:x1="31.329cm" svg:y1="3.371cm" svg:x2="20.929cm" svg:y2="16.226cm" draw:start-shape="id48" draw:start-glue-point="2" draw:end-shape="id33" draw:end-glue-point="0" svg:d="m31329 3371v500l-10400 11855v500">
          <text:p text:style-name="P8"/>
        </draw:connector>
        <draw:g draw:id="id50">
          <draw:frame draw:style-name="gr80" draw:text-style-name="P2" draw:layer="layout" svg:width="3.327cm" svg:height="0.412cm" svg:x="2.36cm" svg:y="56.412cm">
            <draw:text-box>
              <text:p text:style-name="P1"><text:span text:style-name="T1">Registry</text:span></text:p>
            </draw:text-box>
          </draw:frame>
          <draw:rect draw:style-name="gr2" draw:text-style-name="P3" draw:layer="layout" svg:width="3.36cm" svg:height="1.949cm" svg:x="2.354cm" svg:y="56.358cm">
            <text:p text:style-name="P8"/>
          </draw:rect>
          <draw:line draw:style-name="gr3" draw:text-style-name="P3" draw:layer="layout" svg:x1="2.352cm" svg:y1="56.88cm" svg:x2="5.713cm" svg:y2="56.88cm">
            <text:p text:style-name="P8"/>
          </draw:line>
          <draw:frame draw:style-name="gr81" draw:text-style-name="P5" draw:layer="layout" svg:width="3.335cm" svg:height="0.823cm" svg:x="2.324cm" svg:y="57.12cm">
            <draw:text-box>
              <text:p text:style-name="P4"><text:span text:style-name="T2">id</text:span></text:p>
              <text:p text:style-name="P4"><text:span text:style-name="T1">Value</text:span></text:p>
            </draw:text-box>
          </draw:frame>
        </draw:g>
        <draw:g draw:id="id51">
          <draw:ellipse draw:style-name="gr2" draw:text-style-name="P3" draw:layer="layout" svg:width="2.673cm" svg:height="1.482cm" svg:x="9.081cm" svg:y="56.583cm">
            <text:p text:style-name="P8"/>
          </draw:ellipse>
          <draw:frame draw:style-name="gr73" draw:text-style-name="P10" draw:layer="layout" svg:width="2.106cm" svg:height="0.747cm" svg:x="9.432cm" svg:y="56.903cm">
            <draw:text-box>
              <text:p text:style-name="P8"><text:span text:style-name="T3">hasRegistry</text:span></text:p>
              <text:p text:style-name="P8"><text:span text:style-name="T3"/></text:p>
            </draw:text-box>
          </draw:frame>
          <draw:line draw:style-name="gr3" draw:text-style-name="P3" draw:layer="layout" svg:x1="9.075cm" svg:y1="57.324cm" svg:x2="11.748cm" svg:y2="57.324cm">
            <text:p text:style-name="P8"/>
          </draw:line>
        </draw:g>
        <draw:connector draw:style-name="gr3" draw:text-style-name="P3" draw:layer="layout" draw:type="lines" svg:x1="5.714cm" svg:y1="57.332cm" svg:x2="9.075cm" svg:y2="57.324cm" draw:start-shape="id50" draw:start-glue-point="1" draw:end-shape="id51" draw:end-glue-point="3" svg:d="m5714 57332h500l2361-8h500">
          <text:p text:style-name="P8"/>
        </draw:connector>
        <draw:connector draw:style-name="gr3" draw:text-style-name="P3" draw:layer="layout" draw:type="lines" svg:x1="11.754cm" svg:y1="57.324cm" svg:x2="19.176cm" svg:y2="32.438cm" draw:start-shape="id51" draw:start-glue-point="1" draw:end-shape="id32" svg:d="m11754 57324h500l6422-24886h500">
          <text:p text:style-name="P8"/>
        </draw:connector>
        <draw:connector draw:style-name="gr3" draw:text-style-name="P3" draw:layer="layout" draw:type="lines" svg:x1="10.414cm" svg:y1="56.583cm" svg:x2="19.176cm" svg:y2="17.692cm" draw:start-shape="id51" draw:start-glue-point="0" draw:end-shape="id33" draw:end-glue-point="3" svg:d="m10414 56583v-500l8262-38391h500">
          <text:p text:style-name="P8"/>
        </draw:connector>
        <draw:g draw:id="id52">
          <draw:frame draw:style-name="gr82" draw:text-style-name="P7" draw:layer="layout" svg:width="2.878cm" svg:height="0.522cm" svg:x="19.418cm" svg:y="42.822cm">
            <draw:text-box>
              <text:p text:style-name="P6"><text:span text:style-name="T1">CustomField</text:span></text:p>
            </draw:text-box>
          </draw:frame>
          <draw:rect draw:style-name="gr2" draw:text-style-name="P3" draw:layer="layout" svg:width="3.36cm" svg:height="2.552cm" svg:x="19.171cm" svg:y="42.689cm">
            <text:p text:style-name="P8"/>
          </draw:rect>
          <draw:line draw:style-name="gr3" draw:text-style-name="P3" draw:layer="layout" svg:x1="19.17cm" svg:y1="43.287cm" svg:x2="22.531cm" svg:y2="43.287cm">
            <text:p text:style-name="P8"/>
          </draw:line>
          <draw:frame draw:style-name="gr83" draw:text-style-name="P5" draw:layer="layout" svg:width="3.335cm" svg:height="1.72cm" svg:x="19.169cm" svg:y="43.379cm">
            <draw:text-box>
              <text:p text:style-name="P4"><text:span text:style-name="T2">id</text:span></text:p>
              <text:p text:style-name="P4"><text:span text:style-name="T1">machine</text:span></text:p>
              <text:p text:style-name="P4"><text:span text:style-name="T1">Field</text:span></text:p>
              <text:p text:style-name="P4"><text:span text:style-name="T1">Value</text:span></text:p>
            </draw:text-box>
          </draw:frame>
        </draw:g>
        <draw:connector draw:style-name="gr3" draw:text-style-name="P3" draw:layer="layout" draw:type="lines" svg:x1="20.85cm" svg:y1="42.689cm" svg:x2="20.857cm" svg:y2="34.061cm" draw:start-shape="id52" draw:start-glue-point="0" draw:end-shape="id32" draw:end-glue-point="2" svg:d="m20850 42689v-500l7-7628v-500">
          <text:p text:style-name="P8"/>
        </draw:connector>
        <draw:frame draw:style-name="gr57" draw:text-style-name="P11" draw:layer="layout" svg:width="0.583cm" svg:height="0.637cm" svg:x="21.136cm" svg:y="34.236cm">
          <draw:text-box>
            <text:p text:style-name="P8"><text:span text:style-name="T4">0..*</text:span></text:p>
          </draw:text-box>
        </draw:frame>
        <draw:frame draw:style-name="gr55" draw:text-style-name="P11" draw:layer="layout" svg:width="0.727cm" svg:height="0.39cm" svg:x="21.095cm" svg:y="42.123cm">
          <draw:text-box>
            <text:p text:style-name="P8"><text:span text:style-name="T4">1..1</text:span></text:p>
          </draw:text-box>
        </draw:frame>
        <draw:g draw:id="id53">
          <draw:frame draw:style-name="gr84" draw:text-style-name="P2" draw:layer="layout" svg:width="3.327cm" svg:height="0.412cm" svg:x="16.358cm" svg:y="56.385cm">
            <draw:text-box>
              <text:p text:style-name="P1"><text:span text:style-name="T1">nomRegistryPath</text:span></text:p>
            </draw:text-box>
          </draw:frame>
          <draw:rect draw:style-name="gr2" draw:text-style-name="P3" draw:layer="layout" svg:width="3.36cm" svg:height="1.949cm" svg:x="16.352cm" svg:y="56.331cm">
            <text:p text:style-name="P8"/>
          </draw:rect>
          <draw:line draw:style-name="gr3" draw:text-style-name="P3" draw:layer="layout" svg:x1="16.35cm" svg:y1="56.853cm" svg:x2="19.711cm" svg:y2="56.853cm">
            <text:p text:style-name="P8"/>
          </draw:line>
          <draw:frame draw:style-name="gr85" draw:text-style-name="P5" draw:layer="layout" svg:width="3.335cm" svg:height="0.823cm" svg:x="16.322cm" svg:y="57.093cm">
            <draw:text-box>
              <text:p text:style-name="P4"><text:span text:style-name="T2">id</text:span></text:p>
              <text:p text:style-name="P4"><text:span text:style-name="T1">Path</text:span></text:p>
            </draw:text-box>
          </draw:frame>
        </draw:g>
        <draw:frame draw:style-name="gr55" draw:text-style-name="P11" draw:layer="layout" svg:width="0.727cm" svg:height="0.39cm" svg:x="5.97cm" svg:y="57.53cm">
          <draw:text-box>
            <text:p text:style-name="P8"><text:span text:style-name="T4">1..1</text:span></text:p>
          </draw:text-box>
        </draw:frame>
        <draw:connector draw:style-name="gr3" draw:text-style-name="P3" draw:layer="layout" draw:type="lines" svg:x1="11.754cm" svg:y1="57.324cm" svg:x2="16.322cm" svg:y2="57.305cm" draw:start-shape="id51" draw:end-shape="id53" svg:d="m11754 57324h500l3568-19h500">
          <text:p text:style-name="P8"/>
        </draw:connector>
        <draw:frame draw:style-name="gr57" draw:text-style-name="P11" draw:layer="layout" svg:width="0.583cm" svg:height="0.637cm" svg:x="15.522cm" svg:y="57.408cm">
          <draw:text-box>
            <text:p text:style-name="P8"><text:span text:style-name="T4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5-07-27T16:03:50</meta:creation-date>
    <dc:date>2008-10-07T16:04:52</dc:date>
    <meta:printed-by>Ludovic Drolez</meta:printed-by>
    <meta:print-date>2006-02-03T18:22:01</meta:print-date>
    <dc:language>en-US</dc:language>
    <meta:editing-cycles>21</meta:editing-cycles>
    <meta:editing-duration>P1DT4H22M34S</meta:editing-duration>
    <meta:user-defined meta:name="Info 1"/>
    <meta:user-defined meta:name="Info 2"/>
    <meta:user-defined meta:name="Info 3"/>
    <meta:user-defined meta:name="Info 4"/>
    <meta:document-statistic meta:object-count="357"/>
  </office:meta>
</office:document-meta>
</file>